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8pt" fo:font-weight="bold" officeooo:rsid="001863e3" officeooo:paragraph-rsid="005a3409" fo:background-color="transparent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ourier" fo:font-size="8pt" fo:font-weight="bold" officeooo:rsid="00272868" officeooo:paragraph-rsid="005a3409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Courier" fo:font-size="8pt" fo:font-weight="bold" officeooo:rsid="00272868" officeooo:paragraph-rsid="005ce7ab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urier" fo:font-size="8pt" fo:font-weight="bold" officeooo:rsid="00272868" officeooo:paragraph-rsid="005ee5db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Courier" fo:font-size="8pt" fo:font-weight="bold" officeooo:rsid="00272868" officeooo:paragraph-rsid="0062ec81" fo:background-color="transparent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Courier" fo:font-size="8pt" fo:font-weight="bold" officeooo:rsid="00272868" officeooo:paragraph-rsid="006cf596" fo:background-color="transparent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Courier" fo:font-size="8pt" fo:font-weight="bold" officeooo:rsid="00272868" officeooo:paragraph-rsid="00768203" fo:background-color="transparent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ourier" fo:font-size="8pt" fo:font-weight="bold" officeooo:rsid="0038f5af" officeooo:paragraph-rsid="005a3409" fo:background-color="transparent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ourier" fo:font-size="8pt" fo:font-weight="bold" officeooo:rsid="00376f0a" officeooo:paragraph-rsid="005a3409" fo:background-color="transparent" style:font-size-asian="8pt" style:font-weight-asian="bold" style:font-size-complex="8pt" style:font-weight-complex="bold"/>
    </style:style>
    <style:style style:name="P10" style:family="paragraph" style:parent-style-name="Standard">
      <style:text-properties style:font-name="Courier" fo:font-size="8pt" fo:font-weight="bold" officeooo:rsid="00376f0a" officeooo:paragraph-rsid="005ee5db" fo:background-color="transparent" style:font-size-asian="8pt" style:font-weight-asian="bold" style:font-size-complex="8pt" style:font-weight-complex="bold"/>
    </style:style>
    <style:style style:name="P11" style:family="paragraph" style:parent-style-name="Standard">
      <style:text-properties style:font-name="Courier" fo:font-size="8pt" fo:font-weight="bold" officeooo:rsid="00376f0a" officeooo:paragraph-rsid="00768203" fo:background-color="transparent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Courier" fo:font-size="8pt" fo:font-weight="bold" officeooo:rsid="003b3296" officeooo:paragraph-rsid="005ce7ab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Courier" fo:font-size="8pt" fo:font-weight="bold" officeooo:rsid="002af38b" officeooo:paragraph-rsid="005a3409" fo:background-color="transparent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Courier" fo:font-size="8pt" fo:font-weight="bold" officeooo:rsid="002a2b45" officeooo:paragraph-rsid="005a3409" fo:background-color="transparent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Courier" fo:font-size="8pt" fo:font-weight="bold" officeooo:rsid="002f17ed" officeooo:paragraph-rsid="005ee5db" fo:background-color="transparent" style:font-size-asian="8pt" style:font-weight-asian="bold" style:font-size-complex="8pt" style:font-weight-complex="bold"/>
    </style:style>
    <style:style style:name="P16" style:family="paragraph" style:parent-style-name="Standard">
      <style:text-properties style:font-name="Courier" fo:font-size="8pt" fo:font-weight="bold" officeooo:rsid="002f17ed" officeooo:paragraph-rsid="005a3409" fo:background-color="transparent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Courier" fo:font-size="8pt" fo:font-weight="bold" officeooo:rsid="002c020b" officeooo:paragraph-rsid="005a3409" fo:background-color="transparent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Courier" fo:font-size="8pt" fo:font-weight="bold" officeooo:rsid="00570fbb" officeooo:paragraph-rsid="005a3409" fo:background-color="transparent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Courier" fo:font-size="8pt" fo:font-weight="bold" officeooo:rsid="0062ec81" officeooo:paragraph-rsid="0062ec81" fo:background-color="transparent" style:font-size-asian="8pt" style:font-weight-asian="bold" style:font-size-complex="8pt" style:font-weight-complex="bold"/>
    </style:style>
    <style:style style:name="P20" style:family="paragraph" style:parent-style-name="Standard">
      <style:text-properties style:font-name="Courier" fo:font-size="8pt" fo:font-weight="normal" officeooo:rsid="001863e3" officeooo:paragraph-rsid="005a340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Courier" fo:font-size="8pt" fo:font-weight="normal" officeooo:rsid="0011bf6b" officeooo:paragraph-rsid="005a340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Courier" fo:font-size="8pt" fo:font-weight="normal" officeooo:rsid="0011bf6b" officeooo:paragraph-rsid="005ee5db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style:font-name="Courier" fo:font-size="8pt" fo:font-weight="normal" officeooo:rsid="0011bf6b" officeooo:paragraph-rsid="0061042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text-properties style:font-name="Courier" fo:font-size="8pt" fo:font-weight="normal" officeooo:rsid="0011bf6b" officeooo:paragraph-rsid="006cf596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Courier" fo:font-size="8pt" fo:font-weight="normal" officeooo:paragraph-rsid="005a3409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text-properties style:font-name="Courier" fo:font-size="8pt" fo:font-weight="normal" officeooo:rsid="002af38b" officeooo:paragraph-rsid="005a3409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Courier" fo:font-size="8pt" fo:font-weight="normal" officeooo:rsid="002af38b" officeooo:paragraph-rsid="005ee5db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text-properties style:font-name="Courier" fo:font-size="8pt" fo:font-weight="normal" officeooo:paragraph-rsid="005ce7ab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Courier" fo:font-size="8pt" fo:font-weight="normal" officeooo:rsid="003227fa" officeooo:paragraph-rsid="005a3409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text-properties style:font-name="Courier" fo:font-size="8pt" fo:font-weight="normal" officeooo:rsid="00272868" officeooo:paragraph-rsid="005ee5db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Courier" fo:font-size="8pt" fo:font-weight="normal" officeooo:paragraph-rsid="005ee5db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Courier" fo:font-size="8pt" fo:font-weight="normal" officeooo:rsid="0062ec81" officeooo:paragraph-rsid="00610423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style:text-properties style:font-name="Courier" fo:font-size="8pt" fo:font-weight="normal" officeooo:rsid="00624c34" officeooo:paragraph-rsid="005a3409" fo:background-color="transparent" style:font-size-asian="8pt" style:font-weight-asian="normal" style:font-size-complex="8pt" style:font-weight-complex="normal"/>
    </style:style>
    <style:style style:name="P34" style:family="paragraph" style:parent-style-name="Standard">
      <style:paragraph-properties>
        <style:tab-stops>
          <style:tab-stop style:position="6.11cm"/>
        </style:tab-stops>
      </style:paragraph-properties>
      <style:text-properties style:font-name="Courier" fo:font-size="8pt" fo:font-weight="normal" officeooo:rsid="00102af3" officeooo:paragraph-rsid="00768203" fo:background-color="transparent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Courier" fo:font-size="8pt" fo:font-weight="normal" officeooo:rsid="00690ad6" officeooo:paragraph-rsid="00690ad6" fo:background-color="transparent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Courier" fo:font-size="8pt" fo:font-weight="normal" officeooo:rsid="00690ad6" officeooo:paragraph-rsid="00768203" fo:background-color="transparent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Courier" fo:font-size="8pt" fo:font-weight="normal" officeooo:paragraph-rsid="00768203" fo:background-color="transparent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Courier" fo:font-size="8pt" fo:font-weight="normal" officeooo:rsid="0040a01f" officeooo:paragraph-rsid="005a3409" fo:background-color="#5983b0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Courier" fo:font-size="8pt" fo:font-weight="normal" officeooo:rsid="0040a01f" officeooo:paragraph-rsid="005a3409" fo:background-color="#800080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Courier" fo:font-size="8pt" fo:font-weight="normal" officeooo:rsid="0040a01f" officeooo:paragraph-rsid="005a3409" fo:background-color="#ff0000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Courier" fo:font-size="8pt" fo:font-weight="normal" officeooo:paragraph-rsid="005a3409" fo:background-color="#cccccc" style:font-size-asian="8pt" style:font-weight-asian="normal" style:font-size-complex="8pt" style:font-weight-complex="normal"/>
    </style:style>
    <style:style style:name="P42" style:family="paragraph" style:parent-style-name="Standard">
      <style:text-properties style:font-name="Courier" fo:font-size="8pt" fo:font-weight="normal" officeooo:rsid="0011bf6b" officeooo:paragraph-rsid="005a3409" fo:background-color="#cccccc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Courier" fo:font-size="8pt" fo:font-weight="normal" officeooo:rsid="0011bf6b" officeooo:paragraph-rsid="005ee5db" fo:background-color="#cccccc" style:font-size-asian="8pt" style:font-weight-asian="normal" style:font-size-complex="8pt" style:font-weight-complex="normal"/>
    </style:style>
    <style:style style:name="P44" style:family="paragraph" style:parent-style-name="Standard">
      <style:text-properties style:font-name="Courier" fo:font-size="8pt" fo:font-weight="normal" officeooo:rsid="0011bf6b" officeooo:paragraph-rsid="006cf596" fo:background-color="#cccccc" style:font-size-asian="8pt" style:font-weight-asian="normal" style:font-size-complex="8pt" style:font-weight-complex="normal"/>
    </style:style>
    <style:style style:name="P45" style:family="paragraph" style:parent-style-name="Standard">
      <style:text-properties style:font-name="Courier" fo:font-size="8pt" fo:font-weight="normal" officeooo:paragraph-rsid="005ce7ab" fo:background-color="#cccccc" style:font-size-asian="8pt" style:font-weight-asian="normal" style:font-size-complex="8pt" style:font-weight-complex="normal"/>
    </style:style>
    <style:style style:name="P46" style:family="paragraph" style:parent-style-name="Standard">
      <style:text-properties style:font-name="Courier" fo:font-size="8pt" fo:font-weight="normal" officeooo:paragraph-rsid="005ee5db" fo:background-color="#cccccc" style:font-size-asian="8pt" style:font-weight-asian="normal" style:font-size-complex="8pt" style:font-weight-complex="normal"/>
    </style:style>
    <style:style style:name="P47" style:family="paragraph" style:parent-style-name="Standard">
      <style:text-properties style:font-name="Courier" fo:font-size="8pt" fo:font-weight="normal" officeooo:paragraph-rsid="00768203" fo:background-color="#cccccc" style:font-size-asian="8pt" style:font-weight-asian="normal" style:font-size-complex="8pt" style:font-weight-complex="normal"/>
    </style:style>
    <style:style style:name="P48" style:family="paragraph" style:parent-style-name="Standard">
      <style:text-properties style:font-name="Courier" fo:font-size="8pt" fo:font-weight="normal" officeooo:rsid="0019dbba" officeooo:paragraph-rsid="005a3409" fo:background-color="#729fcf" style:font-size-asian="8pt" style:font-weight-asian="normal" style:font-size-complex="8pt" style:font-weight-complex="normal"/>
    </style:style>
    <style:style style:name="P49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4590ef" officeooo:paragraph-rsid="005a3409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3227fa" officeooo:paragraph-rsid="005a3409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3227fa" officeooo:paragraph-rsid="005ce7ab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3227fa" officeooo:paragraph-rsid="005ee5db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3227fa" officeooo:paragraph-rsid="006cf596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3227fa" officeooo:paragraph-rsid="00768203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53fb71" officeooo:paragraph-rsid="005a3409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53fb71" officeooo:paragraph-rsid="005ce7ab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53fb71" officeooo:paragraph-rsid="005ee5db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53fb71" officeooo:paragraph-rsid="006cf596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32f470" officeooo:paragraph-rsid="005a3409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3e4e0f" officeooo:paragraph-rsid="005a3409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38f5af" officeooo:paragraph-rsid="0062ec81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38f5af" officeooo:paragraph-rsid="007ccd14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text-properties style:font-name="Courier" fo:font-size="8pt" style:text-underline-style="solid" style:text-underline-width="auto" style:text-underline-color="font-color" fo:font-weight="normal" officeooo:rsid="00768203" officeooo:paragraph-rsid="00768203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text-properties style:font-name="Courier" fo:font-size="8pt" style:text-underline-style="solid" style:text-underline-width="auto" style:text-underline-color="font-color" fo:font-weight="bold" officeooo:rsid="00272868" officeooo:paragraph-rsid="005a3409" fo:background-color="transparent" style:font-size-asian="8pt" style:font-weight-asian="bold" style:font-size-complex="8pt" style:font-weight-complex="bold"/>
    </style:style>
    <style:style style:name="P65" style:family="paragraph" style:parent-style-name="Standard">
      <style:text-properties style:font-name="Courier" fo:font-size="8pt" style:text-underline-style="solid" style:text-underline-width="auto" style:text-underline-color="font-color" fo:font-weight="bold" officeooo:rsid="00272868" officeooo:paragraph-rsid="005ce7ab" fo:background-color="transparent" style:font-size-asian="8pt" style:font-weight-asian="bold" style:font-size-complex="8pt" style:font-weight-complex="bold"/>
    </style:style>
    <style:style style:name="P66" style:family="paragraph" style:parent-style-name="Standard">
      <style:text-properties style:font-name="Courier" fo:font-size="8pt" style:text-underline-style="solid" style:text-underline-width="auto" style:text-underline-color="font-color" fo:font-weight="bold" officeooo:rsid="00272868" officeooo:paragraph-rsid="005ee5db" fo:background-color="transparent" style:font-size-asian="8pt" style:font-weight-asian="bold" style:font-size-complex="8pt" style:font-weight-complex="bold"/>
    </style:style>
    <style:style style:name="P67" style:family="paragraph" style:parent-style-name="Standard">
      <style:text-properties style:font-name="Courier" fo:font-size="8pt" style:text-underline-style="solid" style:text-underline-width="auto" style:text-underline-color="font-color" fo:font-weight="bold" officeooo:rsid="00272868" officeooo:paragraph-rsid="00674214" fo:background-color="transparent" style:font-size-asian="8pt" style:font-weight-asian="bold" style:font-size-complex="8pt" style:font-weight-complex="bold"/>
    </style:style>
    <style:style style:name="P68" style:family="paragraph" style:parent-style-name="Standard">
      <style:text-properties style:font-name="Courier" fo:font-size="8pt" style:text-underline-style="solid" style:text-underline-width="auto" style:text-underline-color="font-color" fo:font-weight="bold" officeooo:rsid="00272868" officeooo:paragraph-rsid="006cf596" fo:background-color="transparent" style:font-size-asian="8pt" style:font-weight-asian="bold" style:font-size-complex="8pt" style:font-weight-complex="bold"/>
    </style:style>
    <style:style style:name="P69" style:family="paragraph" style:parent-style-name="Standard">
      <style:text-properties style:font-name="Courier" fo:font-size="8pt" style:text-underline-style="solid" style:text-underline-width="auto" style:text-underline-color="font-color" fo:font-weight="bold" officeooo:rsid="00272868" officeooo:paragraph-rsid="00768203" fo:background-color="transparent" style:font-size-asian="8pt" style:font-weight-asian="bold" style:font-size-complex="8pt" style:font-weight-complex="bold"/>
    </style:style>
    <style:style style:name="P70" style:family="paragraph" style:parent-style-name="Standard">
      <style:text-properties style:font-name="Courier" fo:font-size="8pt" style:text-underline-style="solid" style:text-underline-width="auto" style:text-underline-color="font-color" fo:font-weight="bold" officeooo:rsid="00272868" officeooo:paragraph-rsid="007ccd14" fo:background-color="transparent" style:font-size-asian="8pt" style:font-weight-asian="bold" style:font-size-complex="8pt" style:font-weight-complex="bold"/>
    </style:style>
    <style:style style:name="P71" style:family="paragraph" style:parent-style-name="Standard">
      <style:text-properties style:font-name="Courier" fo:font-size="8pt" style:text-underline-style="solid" style:text-underline-width="auto" style:text-underline-color="font-color" officeooo:rsid="003a24b7" officeooo:paragraph-rsid="005a3409" fo:background-color="transparent" style:font-size-asian="8pt" style:font-size-complex="8pt"/>
    </style:style>
    <style:style style:name="P72" style:family="paragraph" style:parent-style-name="Standard">
      <style:text-properties style:font-name="Courier" fo:font-size="8pt" style:text-underline-style="solid" style:text-underline-width="auto" style:text-underline-color="font-color" officeooo:rsid="003227fa" officeooo:paragraph-rsid="005a3409" fo:background-color="transparent" style:font-size-asian="8pt" style:font-size-complex="8pt"/>
    </style:style>
    <style:style style:name="P73" style:family="paragraph" style:parent-style-name="Standard">
      <style:text-properties style:font-name="Courier" fo:font-size="8pt" style:text-underline-style="solid" style:text-underline-width="auto" style:text-underline-color="font-color" officeooo:rsid="003350fe" officeooo:paragraph-rsid="005a3409" fo:background-color="transparent" style:font-size-asian="8pt" style:font-size-complex="8pt"/>
    </style:style>
    <style:style style:name="P74" style:family="paragraph" style:parent-style-name="Standard">
      <style:text-properties style:font-name="Courier" fo:font-size="8pt" style:text-underline-style="solid" style:text-underline-width="auto" style:text-underline-color="font-color" officeooo:rsid="003977eb" officeooo:paragraph-rsid="005a3409" fo:background-color="transparent" style:font-size-asian="8pt" style:font-size-complex="8pt"/>
    </style:style>
    <style:style style:name="P75" style:family="paragraph" style:parent-style-name="Standard">
      <style:text-properties style:font-name="Courier" fo:font-size="8pt" style:text-underline-style="solid" style:text-underline-width="auto" style:text-underline-color="font-color" officeooo:rsid="003e4e0f" officeooo:paragraph-rsid="005a3409" fo:background-color="transparent" style:font-size-asian="8pt" style:font-size-complex="8pt"/>
    </style:style>
    <style:style style:name="P76" style:family="paragraph" style:parent-style-name="Standard">
      <style:text-properties style:font-name="Courier" fo:font-size="8pt" officeooo:rsid="003227fa" officeooo:paragraph-rsid="005a3409" fo:background-color="transparent" style:font-size-asian="8pt" style:font-size-complex="8pt"/>
    </style:style>
    <style:style style:name="P77" style:family="paragraph" style:parent-style-name="Standard">
      <style:text-properties style:font-name="Courier" fo:font-size="8pt" officeooo:rsid="003227fa" officeooo:paragraph-rsid="005ce7ab" fo:background-color="transparent" style:font-size-asian="8pt" style:font-size-complex="8pt"/>
    </style:style>
    <style:style style:name="P78" style:family="paragraph" style:parent-style-name="Standard">
      <style:text-properties style:font-name="Courier" fo:font-size="8pt" officeooo:rsid="003227fa" officeooo:paragraph-rsid="005ee5db" fo:background-color="transparent" style:font-size-asian="8pt" style:font-size-complex="8pt"/>
    </style:style>
    <style:style style:name="P79" style:family="paragraph" style:parent-style-name="Standard">
      <style:text-properties style:font-name="Courier" fo:font-size="8pt" officeooo:rsid="003227fa" officeooo:paragraph-rsid="006cf596" fo:background-color="transparent" style:font-size-asian="8pt" style:font-size-complex="8pt"/>
    </style:style>
    <style:style style:name="P80" style:family="paragraph" style:parent-style-name="Standard">
      <style:text-properties style:font-name="Courier" fo:font-size="8pt" officeooo:rsid="003227fa" officeooo:paragraph-rsid="00768203" fo:background-color="transparent" style:font-size-asian="8pt" style:font-size-complex="8pt"/>
    </style:style>
    <style:style style:name="P81" style:family="paragraph" style:parent-style-name="Standard">
      <style:text-properties style:font-name="Courier" fo:font-size="8pt" officeooo:paragraph-rsid="005a3409" fo:background-color="transparent" style:font-size-asian="8pt" style:font-size-complex="8pt"/>
    </style:style>
    <style:style style:name="P82" style:family="paragraph" style:parent-style-name="Standard">
      <style:text-properties style:font-name="Courier" fo:font-size="8pt" officeooo:rsid="0019dbba" officeooo:paragraph-rsid="005a3409" fo:background-color="transparent" style:font-size-asian="8pt" style:font-size-complex="8pt"/>
    </style:style>
    <style:style style:name="P83" style:family="paragraph" style:parent-style-name="Standard">
      <style:text-properties style:font-name="Courier" fo:font-size="8pt" officeooo:rsid="0056e6c2" officeooo:paragraph-rsid="005a3409" fo:background-color="transparent" style:font-size-asian="8pt" style:font-size-complex="8pt"/>
    </style:style>
    <style:style style:name="P84" style:family="paragraph" style:parent-style-name="Standard">
      <style:text-properties style:font-name="Courier" fo:font-size="8pt" officeooo:rsid="003977eb" officeooo:paragraph-rsid="005a3409" fo:background-color="transparent" style:font-size-asian="8pt" style:font-size-complex="8pt"/>
    </style:style>
    <style:style style:name="P85" style:family="paragraph" style:parent-style-name="Standard">
      <style:text-properties style:font-name="Courier" fo:font-size="8pt" officeooo:rsid="003e4e0f" officeooo:paragraph-rsid="005a3409" fo:background-color="transparent" style:font-size-asian="8pt" style:font-size-complex="8pt"/>
    </style:style>
    <style:style style:name="P86" style:family="paragraph" style:parent-style-name="Standard">
      <style:text-properties style:font-name="Courier" fo:font-size="8pt" officeooo:rsid="003e4e0f" officeooo:paragraph-rsid="0062ec81" fo:background-color="transparent" style:font-size-asian="8pt" style:font-size-complex="8pt"/>
    </style:style>
    <style:style style:name="P87" style:family="paragraph" style:parent-style-name="Standard">
      <style:text-properties style:font-name="Courier" fo:font-size="8pt" officeooo:paragraph-rsid="0065d4cf" fo:background-color="transparent" style:font-size-asian="8pt" style:font-size-complex="8pt"/>
    </style:style>
    <style:style style:name="P88" style:family="paragraph" style:parent-style-name="Standard">
      <style:text-properties style:font-name="Courier" fo:font-size="8pt" officeooo:rsid="0065d4cf" officeooo:paragraph-rsid="0065d4cf" fo:background-color="transparent" style:font-size-asian="8pt" style:font-size-complex="8pt"/>
    </style:style>
    <style:style style:name="P89" style:family="paragraph" style:parent-style-name="Standard">
      <style:text-properties style:font-name="Courier" fo:font-size="8pt" style:text-underline-style="none" fo:font-weight="normal" officeooo:rsid="003227fa" officeooo:paragraph-rsid="005a3409" fo:background-color="transparent" style:font-size-asian="8pt" style:font-weight-asian="normal" style:font-size-complex="8pt" style:font-weight-complex="normal"/>
    </style:style>
    <style:style style:name="P90" style:family="paragraph" style:parent-style-name="Standard">
      <style:text-properties style:font-name="Courier" fo:font-size="8pt" style:text-underline-style="none" fo:font-weight="normal" officeooo:rsid="003227fa" officeooo:paragraph-rsid="005ce7ab" fo:background-color="transparent" style:font-size-asian="8pt" style:font-weight-asian="normal" style:font-size-complex="8pt" style:font-weight-complex="normal"/>
    </style:style>
    <style:style style:name="P91" style:family="paragraph" style:parent-style-name="Standard">
      <style:text-properties style:font-name="Courier" fo:font-size="8pt" style:text-underline-style="none" fo:font-weight="normal" officeooo:rsid="003227fa" officeooo:paragraph-rsid="005ee5db" fo:background-color="transparent" style:font-size-asian="8pt" style:font-weight-asian="normal" style:font-size-complex="8pt" style:font-weight-complex="normal"/>
    </style:style>
    <style:style style:name="P92" style:family="paragraph" style:parent-style-name="Standard">
      <style:text-properties style:font-name="Courier" fo:font-size="8pt" style:text-underline-style="none" fo:font-weight="normal" officeooo:rsid="003227fa" officeooo:paragraph-rsid="0062ec81" fo:background-color="transparent" style:font-size-asian="8pt" style:font-weight-asian="normal" style:font-size-complex="8pt" style:font-weight-complex="normal"/>
    </style:style>
    <style:style style:name="P93" style:family="paragraph" style:parent-style-name="Standard">
      <style:text-properties style:font-name="Courier" fo:font-size="8pt" style:text-underline-style="none" fo:font-weight="normal" officeooo:rsid="003227fa" officeooo:paragraph-rsid="006cf596" fo:background-color="transparent" style:font-size-asian="8pt" style:font-weight-asian="normal" style:font-size-complex="8pt" style:font-weight-complex="normal"/>
    </style:style>
    <style:style style:name="P94" style:family="paragraph" style:parent-style-name="Standard">
      <style:text-properties style:font-name="Courier" fo:font-size="8pt" style:text-underline-style="none" fo:font-weight="normal" officeooo:rsid="003227fa" officeooo:paragraph-rsid="00768203" fo:background-color="transparent" style:font-size-asian="8pt" style:font-weight-asian="normal" style:font-size-complex="8pt" style:font-weight-complex="normal"/>
    </style:style>
    <style:style style:name="P95" style:family="paragraph" style:parent-style-name="Standard">
      <style:text-properties style:font-name="Courier" fo:font-size="8pt" style:text-underline-style="none" fo:font-weight="normal" officeooo:rsid="003227fa" officeooo:paragraph-rsid="007ccd14" fo:background-color="transparent" style:font-size-asian="8pt" style:font-weight-asian="normal" style:font-size-complex="8pt" style:font-weight-complex="normal"/>
    </style:style>
    <style:style style:name="P96" style:family="paragraph" style:parent-style-name="Standard">
      <style:text-properties style:font-name="Courier" fo:font-size="8pt" style:text-underline-style="none" fo:font-weight="normal" officeooo:rsid="0038f5af" officeooo:paragraph-rsid="0062ec81" fo:background-color="transparent" style:font-size-asian="8pt" style:font-weight-asian="normal" style:font-size-complex="8pt" style:font-weight-complex="normal"/>
    </style:style>
    <style:style style:name="P97" style:family="paragraph" style:parent-style-name="Standard">
      <style:text-properties style:font-name="Courier" fo:font-size="8pt" style:text-underline-style="none" fo:font-weight="normal" officeooo:rsid="0038f5af" officeooo:paragraph-rsid="0072e342" fo:background-color="transparent" style:font-size-asian="8pt" style:font-weight-asian="normal" style:font-size-complex="8pt" style:font-weight-complex="normal"/>
    </style:style>
    <style:style style:name="P98" style:family="paragraph" style:parent-style-name="Standard">
      <style:text-properties style:font-name="Courier" fo:font-size="8pt" style:text-underline-style="none" fo:font-weight="normal" officeooo:rsid="0053fb71" officeooo:paragraph-rsid="005a3409" fo:background-color="transparent" style:font-size-asian="8pt" style:font-weight-asian="normal" style:font-size-complex="8pt" style:font-weight-complex="normal"/>
    </style:style>
    <style:style style:name="P99" style:family="paragraph" style:parent-style-name="Standard">
      <style:text-properties style:font-name="Courier" fo:font-size="8pt" style:text-underline-style="none" fo:font-weight="normal" officeooo:rsid="0053fb71" officeooo:paragraph-rsid="005ce7ab" fo:background-color="transparent" style:font-size-asian="8pt" style:font-weight-asian="normal" style:font-size-complex="8pt" style:font-weight-complex="normal"/>
    </style:style>
    <style:style style:name="P100" style:family="paragraph" style:parent-style-name="Standard">
      <style:text-properties style:font-name="Courier" fo:font-size="8pt" style:text-underline-style="none" fo:font-weight="normal" officeooo:rsid="0053fb71" officeooo:paragraph-rsid="005ee5db" fo:background-color="transparent" style:font-size-asian="8pt" style:font-weight-asian="normal" style:font-size-complex="8pt" style:font-weight-complex="normal"/>
    </style:style>
    <style:style style:name="P101" style:family="paragraph" style:parent-style-name="Standard">
      <style:text-properties style:font-name="Courier" fo:font-size="8pt" style:text-underline-style="none" fo:font-weight="normal" officeooo:rsid="0053fb71" officeooo:paragraph-rsid="006cf596" fo:background-color="transparent" style:font-size-asian="8pt" style:font-weight-asian="normal" style:font-size-complex="8pt" style:font-weight-complex="normal"/>
    </style:style>
    <style:style style:name="P102" style:family="paragraph" style:parent-style-name="Standard">
      <style:text-properties style:font-name="Courier" fo:font-size="8pt" style:text-underline-style="none" fo:font-weight="normal" officeooo:rsid="005ee5db" officeooo:paragraph-rsid="005ee5db" fo:background-color="transparent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Courier" fo:font-size="8pt" style:text-underline-style="none" fo:font-weight="normal" officeooo:rsid="005ee5db" officeooo:paragraph-rsid="006cf596" fo:background-color="transparent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Courier" fo:font-size="8pt" style:text-underline-style="none" fo:font-weight="normal" officeooo:rsid="0032f470" officeooo:paragraph-rsid="005a3409" fo:background-color="transparent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Courier" fo:font-size="8pt" style:text-underline-style="none" fo:font-weight="normal" officeooo:rsid="0032f470" officeooo:paragraph-rsid="005ce7ab" fo:background-color="transparent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Courier" fo:font-size="8pt" style:text-underline-style="none" fo:font-weight="normal" officeooo:rsid="0032f470" officeooo:paragraph-rsid="00768203" fo:background-color="transparent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Courier" fo:font-size="8pt" style:text-underline-style="none" fo:font-weight="normal" officeooo:rsid="002af38b" officeooo:paragraph-rsid="005a3409" fo:background-color="transparent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Courier" fo:font-size="8pt" style:text-underline-style="none" fo:font-weight="normal" officeooo:rsid="002af38b" officeooo:paragraph-rsid="006cf596" fo:background-color="transparent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Courier" fo:font-size="8pt" style:text-underline-style="none" fo:font-weight="normal" officeooo:rsid="0011bf6b" officeooo:paragraph-rsid="005a3409" fo:background-color="transparent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Courier" fo:font-size="8pt" style:text-underline-style="none" fo:font-weight="normal" officeooo:rsid="002b2ee9" officeooo:paragraph-rsid="005a3409" fo:background-color="transparent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Courier" fo:font-size="8pt" style:text-underline-style="none" fo:font-weight="normal" officeooo:rsid="00570fbb" officeooo:paragraph-rsid="0062ec81" fo:background-color="transparent" style:font-size-asian="8pt" style:font-weight-asian="normal" style:font-size-complex="8pt" style:font-weight-complex="normal"/>
    </style:style>
    <style:style style:name="P112" style:family="paragraph" style:parent-style-name="Standard">
      <style:text-properties style:font-name="Courier" fo:font-size="8pt" style:text-underline-style="none" fo:font-weight="normal" officeooo:rsid="00570fbb" officeooo:paragraph-rsid="005a3409" fo:background-color="transparent" style:font-size-asian="8pt" style:font-weight-asian="normal" style:font-size-complex="8pt" style:font-weight-complex="normal"/>
    </style:style>
    <style:style style:name="P113" style:family="paragraph" style:parent-style-name="Standard">
      <style:text-properties style:font-name="Courier" fo:font-size="8pt" style:text-underline-style="none" fo:font-weight="normal" officeooo:rsid="006fa6dd" officeooo:paragraph-rsid="006fa6dd" fo:background-color="transparent" style:font-size-asian="8pt" style:font-weight-asian="normal" style:font-size-complex="8pt" style:font-weight-complex="normal"/>
    </style:style>
    <style:style style:name="P114" style:family="paragraph" style:parent-style-name="Standard">
      <style:text-properties style:font-name="Courier" fo:font-size="8pt" style:text-underline-style="none" fo:font-weight="normal" officeooo:rsid="00768203" officeooo:paragraph-rsid="00768203" fo:background-color="transparent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Courier" fo:font-size="8pt" style:text-underline-style="none" fo:font-weight="normal" officeooo:rsid="003227fa" officeooo:paragraph-rsid="005a3409" fo:background-color="#b2b2b2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Courier" fo:font-size="8pt" style:text-underline-style="none" fo:font-weight="normal" officeooo:rsid="003227fa" officeooo:paragraph-rsid="00768203" fo:background-color="#b2b2b2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Courier" fo:font-size="8pt" style:text-underline-style="none" fo:font-weight="normal" officeooo:rsid="00570fbb" officeooo:paragraph-rsid="0062ec81" fo:background-color="#b2b2b2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Courier" fo:font-size="8pt" style:text-underline-style="none" fo:font-weight="normal" officeooo:rsid="0038f5af" officeooo:paragraph-rsid="0072e342" fo:background-color="#b2b2b2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Courier" fo:font-size="8pt" style:text-underline-style="none" fo:font-weight="bold" officeooo:rsid="00272868" officeooo:paragraph-rsid="005a3409" fo:background-color="transparent" style:font-size-asian="8pt" style:font-weight-asian="bold" style:font-size-complex="8pt" style:font-weight-complex="bold"/>
    </style:style>
    <style:style style:name="P120" style:family="paragraph" style:parent-style-name="Standard">
      <style:text-properties style:font-name="Courier" fo:font-size="8pt" style:text-underline-style="none" fo:font-weight="bold" officeooo:rsid="00272868" officeooo:paragraph-rsid="005ee5db" fo:background-color="transparent" style:font-size-asian="8pt" style:font-weight-asian="bold" style:font-size-complex="8pt" style:font-weight-complex="bold"/>
    </style:style>
    <style:style style:name="P121" style:family="paragraph" style:parent-style-name="Standard">
      <style:text-properties style:font-name="Courier" fo:font-size="8pt" style:text-underline-style="none" fo:font-weight="bold" officeooo:rsid="00272868" officeooo:paragraph-rsid="0062ec81" fo:background-color="transparent" style:font-size-asian="8pt" style:font-weight-asian="bold" style:font-size-complex="8pt" style:font-weight-complex="bold"/>
    </style:style>
    <style:style style:name="P122" style:family="paragraph" style:parent-style-name="Standard">
      <style:text-properties style:font-name="Courier" fo:font-size="8pt" style:text-underline-style="none" fo:font-weight="bold" officeooo:rsid="00272868" officeooo:paragraph-rsid="007ccd14" fo:background-color="transparent" style:font-size-asian="8pt" style:font-weight-asian="bold" style:font-size-complex="8pt" style:font-weight-complex="bold"/>
    </style:style>
    <style:style style:name="P123" style:family="paragraph" style:parent-style-name="Standard">
      <style:text-properties style:font-name="Courier" fo:font-size="8pt" style:text-underline-style="none" fo:font-weight="bold" officeooo:rsid="002af38b" officeooo:paragraph-rsid="005a3409" fo:background-color="transparent" style:font-size-asian="8pt" style:font-weight-asian="bold" style:font-size-complex="8pt" style:font-weight-complex="bold"/>
    </style:style>
    <style:style style:name="P124" style:family="paragraph" style:parent-style-name="Standard">
      <style:text-properties style:font-name="Courier" fo:font-size="8pt" style:text-underline-style="none" fo:font-weight="bold" officeooo:rsid="002b2ee9" officeooo:paragraph-rsid="005a3409" fo:background-color="transparent" style:font-size-asian="8pt" style:font-weight-asian="bold" style:font-size-complex="8pt" style:font-weight-complex="bold"/>
    </style:style>
    <style:style style:name="P125" style:family="paragraph" style:parent-style-name="Standard">
      <style:text-properties style:font-name="Courier" fo:font-size="8pt" style:text-underline-style="none" officeooo:paragraph-rsid="005a3409" fo:background-color="transparent" style:font-size-asian="8pt" style:font-size-complex="8pt"/>
    </style:style>
    <style:style style:name="P126" style:family="paragraph" style:parent-style-name="Standard">
      <style:text-properties style:font-name="Courier" fo:font-size="8pt" style:text-underline-style="none" officeooo:rsid="0019dbba" officeooo:paragraph-rsid="005a3409" fo:background-color="transparent" style:font-size-asian="8pt" style:font-size-complex="8pt"/>
    </style:style>
    <style:style style:name="P127" style:family="paragraph" style:parent-style-name="Standard">
      <style:text-properties style:font-name="Courier" fo:font-size="8pt" style:text-underline-style="none" officeooo:paragraph-rsid="00768203" fo:background-color="transparent" style:font-size-asian="8pt" style:font-size-complex="8pt"/>
    </style:style>
    <style:style style:name="P128" style:family="paragraph" style:parent-style-name="Standard">
      <style:text-properties style:font-name="Courier" fo:font-size="8pt" officeooo:rsid="0019dbba" officeooo:paragraph-rsid="005a3409" fo:background-color="#cccccc" style:font-size-asian="8pt" style:font-size-complex="8pt"/>
    </style:style>
    <style:style style:name="P129" style:family="paragraph" style:parent-style-name="Standard">
      <style:text-properties style:font-name="Courier" fo:font-size="8pt" officeooo:paragraph-rsid="005a3409" fo:background-color="#cccccc" style:font-size-asian="8pt" style:font-size-complex="8pt"/>
    </style:style>
    <style:style style:name="P130" style:family="paragraph" style:parent-style-name="Standard">
      <style:text-properties style:font-name="Courier" fo:font-size="8pt" officeooo:paragraph-rsid="00610423" style:font-size-asian="8pt" style:font-size-complex="8pt"/>
    </style:style>
    <style:style style:name="P131" style:family="paragraph" style:parent-style-name="Standard">
      <style:text-properties style:font-name="Courier" fo:font-size="8pt" officeooo:rsid="0019dbba" officeooo:paragraph-rsid="005a3409" style:font-size-asian="8pt" style:font-size-complex="8pt"/>
    </style:style>
    <style:style style:name="P132" style:family="paragraph" style:parent-style-name="Standard">
      <style:text-properties style:font-name="Courier" fo:font-size="8pt" officeooo:paragraph-rsid="005a3409" style:font-size-asian="8pt" style:font-size-complex="8pt"/>
    </style:style>
    <style:style style:name="P133" style:family="paragraph" style:parent-style-name="Standard">
      <style:paragraph-properties>
        <style:tab-stops>
          <style:tab-stop style:position="6.11cm"/>
        </style:tab-stops>
      </style:paragraph-properties>
      <style:text-properties style:font-name="Courier" fo:font-size="8pt" officeooo:paragraph-rsid="00768203" style:font-size-asian="8pt" style:font-size-complex="8pt"/>
    </style:style>
    <style:style style:name="P134" style:family="paragraph" style:parent-style-name="Standard">
      <style:text-properties style:font-name="Courier" fo:font-size="8pt" officeooo:paragraph-rsid="005a3409" fo:background-color="#e6e905" style:font-size-asian="8pt" style:font-size-complex="8pt"/>
    </style:style>
    <style:style style:name="P135" style:family="paragraph" style:parent-style-name="Standard">
      <style:text-properties style:font-name="Courier" fo:font-size="8pt" officeooo:rsid="004462b8" officeooo:paragraph-rsid="005a3409" fo:background-color="#81d41a" style:font-size-asian="8pt" style:font-size-complex="8pt"/>
    </style:style>
    <style:style style:name="P136" style:family="paragraph" style:parent-style-name="Standard">
      <style:text-properties style:font-name="Courier" fo:font-size="8pt" officeooo:rsid="003227fa" officeooo:paragraph-rsid="005ee5db" fo:background-color="#b2b2b2" style:font-size-asian="8pt" style:font-size-complex="8pt"/>
    </style:style>
    <style:style style:name="P137" style:family="paragraph" style:parent-style-name="Standard">
      <style:text-properties style:text-line-through-style="none" style:text-line-through-type="none" style:font-name="Courier" fo:font-size="8pt" style:text-underline-style="none" fo:font-weight="normal" officeooo:rsid="003227fa" officeooo:paragraph-rsid="005a3409" fo:background-color="transparent" style:font-size-asian="8pt" style:font-weight-asian="normal" style:font-size-complex="8pt" style:font-weight-complex="normal"/>
    </style:style>
    <style:style style:name="P138" style:family="paragraph" style:parent-style-name="Standard">
      <style:text-properties officeooo:paragraph-rsid="005ee5db"/>
    </style:style>
    <style:style style:name="P139" style:family="paragraph" style:parent-style-name="Standard">
      <style:text-properties officeooo:paragraph-rsid="005a3409"/>
    </style:style>
    <style:style style:name="P140" style:family="paragraph" style:parent-style-name="Standard">
      <style:text-properties officeooo:paragraph-rsid="00610423"/>
    </style:style>
    <style:style style:name="P141" style:family="paragraph" style:parent-style-name="Standard">
      <style:text-properties officeooo:paragraph-rsid="006cf596"/>
    </style:style>
    <style:style style:name="P142" style:family="paragraph" style:parent-style-name="Standard">
      <style:text-properties officeooo:paragraph-rsid="007b2444"/>
    </style:style>
    <style:style style:name="P143" style:family="paragraph" style:parent-style-name="Standard" style:master-page-name="Standard">
      <style:paragraph-properties style:page-number="auto"/>
      <style:text-properties officeooo:paragraph-rsid="007b2444"/>
    </style:style>
    <style:style style:name="T1" style:family="text">
      <style:text-properties officeooo:rsid="00102af3"/>
    </style:style>
    <style:style style:name="T2" style:family="text">
      <style:text-properties style:font-name="Courier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3" style:family="text">
      <style:text-properties style:font-name="Courier" fo:font-size="8pt" fo:font-weight="normal" officeooo:rsid="00102af3" fo:background-color="transparent" loext:char-shading-value="0" style:font-size-asian="8pt" style:font-weight-asian="normal" style:font-size-complex="8pt" style:font-weight-complex="normal"/>
    </style:style>
    <style:style style:name="T4" style:family="text">
      <style:text-properties style:font-name="Courier" fo:font-size="8pt" fo:font-weight="normal" officeooo:rsid="00624c34" fo:background-color="transparent" loext:char-shading-value="0" style:font-size-asian="8pt" style:font-weight-asian="normal" style:font-size-complex="8pt" style:font-weight-complex="normal"/>
    </style:style>
    <style:style style:name="T5" style:family="text">
      <style:text-properties style:font-name="Courier" fo:font-size="8pt" fo:font-weight="normal" officeooo:rsid="00128c47" fo:background-color="transparent" loext:char-shading-value="0" style:font-size-asian="8pt" style:font-weight-asian="normal" style:font-size-complex="8pt" style:font-weight-complex="normal"/>
    </style:style>
    <style:style style:name="T6" style:family="text">
      <style:text-properties style:font-name="Courier" fo:font-size="8pt" fo:font-weight="normal" officeooo:rsid="0062d19a" fo:background-color="transparent" loext:char-shading-value="0" style:font-size-asian="8pt" style:font-weight-asian="normal" style:font-size-complex="8pt" style:font-weight-complex="normal"/>
    </style:style>
    <style:style style:name="T7" style:family="text">
      <style:text-properties style:font-name="Courier" fo:font-size="8pt" fo:font-weight="normal" officeooo:rsid="0062ec81" fo:background-color="transparent" loext:char-shading-value="0" style:font-size-asian="8pt" style:font-weight-asian="normal" style:font-size-complex="8pt" style:font-weight-complex="normal"/>
    </style:style>
    <style:style style:name="T8" style:family="text">
      <style:text-properties style:font-name="Courier" fo:font-size="8pt" fo:font-weight="normal" officeooo:rsid="0065d4cf" fo:background-color="transparent" loext:char-shading-value="0" style:font-size-asian="8pt" style:font-weight-asian="normal" style:font-size-complex="8pt" style:font-weight-complex="normal"/>
    </style:style>
    <style:style style:name="T9" style:family="text">
      <style:text-properties style:font-name="Courier" fo:font-size="8pt" fo:font-weight="normal" officeooo:rsid="00711d55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style:font-name="Courier" fo:font-size="8pt" fo:font-weight="normal" officeooo:rsid="0074a7da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style:font-name="Courier" fo:font-size="8pt" fo:font-weight="bold" officeooo:rsid="002af38b" fo:background-color="transparent" loext:char-shading-value="0" style:font-size-asian="8pt" style:font-weight-asian="bold" style:font-size-complex="8pt" style:font-weight-complex="bold"/>
    </style:style>
    <style:style style:name="T12" style:family="text">
      <style:text-properties style:font-name="Courier" fo:font-size="8pt" fo:font-weight="bold" officeooo:rsid="006c5ab6" fo:background-color="transparent" loext:char-shading-value="0" style:font-size-asian="8pt" style:font-weight-asian="bold" style:font-size-complex="8pt" style:font-weight-complex="bold"/>
    </style:style>
    <style:style style:name="T13" style:family="text">
      <style:text-properties style:font-name="Courier" fo:font-size="8pt" fo:font-weight="bold" officeooo:rsid="007b2444" fo:background-color="transparent" loext:char-shading-value="0" style:font-size-asian="8pt" style:font-weight-asian="bold" style:font-size-complex="8pt" style:font-weight-complex="bold"/>
    </style:style>
    <style:style style:name="T14" style:family="text">
      <style:text-properties style:font-name="Courier" fo:font-size="8pt" fo:font-weight="bold" officeooo:rsid="00391050" fo:background-color="transparent" loext:char-shading-value="0" style:font-size-asian="8pt" style:font-weight-asian="bold" style:font-size-complex="8pt" style:font-weight-complex="bold"/>
    </style:style>
    <style:style style:name="T15" style:family="text">
      <style:text-properties style:font-name="Courier" fo:font-size="8pt" fo:font-weight="bold" officeooo:rsid="004d4fea" fo:background-color="transparent" loext:char-shading-value="0" style:font-size-asian="8pt" style:font-weight-asian="bold" style:font-size-complex="8pt" style:font-weight-complex="bold"/>
    </style:style>
    <style:style style:name="T16" style:family="text">
      <style:text-properties style:font-name="Courier" fo:font-size="8pt" fo:font-weight="bold" officeooo:rsid="002338cd" fo:background-color="transparent" loext:char-shading-value="0" style:font-size-asian="8pt" style:font-weight-asian="bold" style:font-size-complex="8pt" style:font-weight-complex="bold"/>
    </style:style>
    <style:style style:name="T17" style:family="text">
      <style:text-properties style:font-name="Courier" fo:font-size="8pt" fo:font-weight="bold" officeooo:rsid="007ccd14" fo:background-color="transparent" loext:char-shading-value="0" style:font-size-asian="8pt" style:font-weight-asian="bold" style:font-size-complex="8pt" style:font-weight-complex="bold"/>
    </style:style>
    <style:style style:name="T18" style:family="text">
      <style:text-properties style:font-name="Courier" fo:font-size="8pt" style:text-underline-style="none" fo:font-weight="normal" officeooo:rsid="0053fb71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style:font-name="Courier" fo:font-size="8pt" style:text-underline-style="none" fo:font-weight="normal" officeooo:rsid="005ca33d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style:font-name="Courier" fo:font-size="8pt" style:text-underline-style="none" fo:font-weight="normal" officeooo:rsid="0078c9bd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officeooo:rsid="0011bf6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fo:background-color="#ff0000" loext:char-shading-value="0" style:font-weight-asian="bold" style:font-weight-complex="bold"/>
    </style:style>
    <style:style style:name="T24" style:family="text">
      <style:text-properties fo:font-weight="bold" fo:background-color="#e6e905" loext:char-shading-value="0" style:font-weight-asian="bold" style:font-weight-complex="bold"/>
    </style:style>
    <style:style style:name="T25" style:family="text">
      <style:text-properties fo:background-color="#800080" loext:char-shading-value="0"/>
    </style:style>
    <style:style style:name="T26" style:family="text">
      <style:text-properties fo:background-color="#ff0000" loext:char-shading-value="0"/>
    </style:style>
    <style:style style:name="T27" style:family="text">
      <style:text-properties fo:background-color="#5983b0" loext:char-shading-value="0"/>
    </style:style>
    <style:style style:name="T28" style:family="text">
      <style:text-properties fo:background-color="#81d41a" loext:char-shading-value="0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fo:background-color="#e6e905" loext:char-shading-value="0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officeooo:rsid="002c020b"/>
    </style:style>
    <style:style style:name="T33" style:family="text">
      <style:text-properties style:text-underline-style="solid" style:text-underline-width="auto" style:text-underline-color="font-color" fo:background-color="#e6e905" loext:char-shading-value="0"/>
    </style:style>
    <style:style style:name="T34" style:family="text">
      <style:text-properties style:text-underline-style="solid" style:text-underline-width="auto" style:text-underline-color="font-color" fo:background-color="#5983b0" loext:char-shading-value="0"/>
    </style:style>
    <style:style style:name="T35" style:family="text">
      <style:text-properties style:text-underline-style="solid" style:text-underline-width="auto" style:text-underline-color="font-color" fo:background-color="#b2b2b2" loext:char-shading-value="0"/>
    </style:style>
    <style:style style:name="T36" style:family="text">
      <style:text-properties style:text-underline-style="solid" style:text-underline-width="auto" style:text-underline-color="font-color" fo:background-color="#dddddd" loext:char-shading-value="0"/>
    </style:style>
    <style:style style:name="T37" style:family="text">
      <style:text-properties style:text-underline-style="solid" style:text-underline-width="auto" style:text-underline-color="font-color" fo:background-color="#cccccc" loext:char-shading-value="0"/>
    </style:style>
    <style:style style:name="T38" style:family="text">
      <style:text-properties style:text-underline-style="solid" style:text-underline-width="auto" style:text-underline-color="font-color" fo:background-color="#ff0000" loext:char-shading-value="0"/>
    </style:style>
    <style:style style:name="T39" style:family="text">
      <style:text-properties style:text-underline-style="solid" style:text-underline-width="auto" style:text-underline-color="font-color" fo:background-color="#a1467e" loext:char-shading-value="0"/>
    </style:style>
    <style:style style:name="T40" style:family="text">
      <style:text-properties style:text-underline-style="solid" style:text-underline-width="auto" style:text-underline-color="font-color" fo:background-color="#800080" loext:char-shading-value="0"/>
    </style:style>
    <style:style style:name="T41" style:family="text">
      <style:text-properties style:text-underline-style="solid" style:text-underline-width="auto" style:text-underline-color="font-color" fo:background-color="#ffff00" loext:char-shading-value="0"/>
    </style:style>
    <style:style style:name="T42" style:family="text">
      <style:text-properties fo:background-color="#cccccc" loext:char-shading-value="0"/>
    </style:style>
    <style:style style:name="T43" style:family="text">
      <style:text-properties fo:background-color="#a1467e" loext:char-shading-value="0"/>
    </style:style>
    <style:style style:name="T44" style:family="text">
      <style:text-properties officeooo:rsid="00411050"/>
    </style:style>
    <style:style style:name="T45" style:family="text">
      <style:text-properties officeooo:rsid="003227fa"/>
    </style:style>
    <style:style style:name="T46" style:family="text">
      <style:text-properties fo:background-color="#b2b2b2" loext:char-shading-value="0"/>
    </style:style>
    <style:style style:name="T47" style:family="text">
      <style:text-properties officeooo:rsid="0033300c"/>
    </style:style>
    <style:style style:name="T48" style:family="text">
      <style:text-properties officeooo:rsid="0037ac4b"/>
    </style:style>
    <style:style style:name="T49" style:family="text">
      <style:text-properties officeooo:rsid="003a24b7"/>
    </style:style>
    <style:style style:name="T50" style:family="text">
      <style:text-properties officeooo:rsid="001f344d"/>
    </style:style>
    <style:style style:name="T51" style:family="text">
      <style:text-properties officeooo:rsid="002af38b"/>
    </style:style>
    <style:style style:name="T52" style:family="text">
      <style:text-properties officeooo:rsid="002c020b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c020b" style:font-weight-asian="normal" style:font-weight-complex="normal"/>
    </style:style>
    <style:style style:name="T55" style:family="text">
      <style:text-properties fo:font-weight="normal" officeooo:rsid="003e4e0f" style:font-weight-asian="normal" style:font-weight-complex="normal"/>
    </style:style>
    <style:style style:name="T56" style:family="text">
      <style:text-properties fo:font-weight="normal" officeooo:rsid="0032f470" style:font-weight-asian="normal" style:font-weight-complex="normal"/>
    </style:style>
    <style:style style:name="T57" style:family="text">
      <style:text-properties fo:font-weight="normal" officeooo:rsid="0040a01f" style:font-weight-asian="normal" style:font-weight-complex="normal"/>
    </style:style>
    <style:style style:name="T58" style:family="text">
      <style:text-properties fo:font-weight="normal" officeooo:rsid="0019d541" style:font-weight-asian="normal" style:font-weight-complex="normal"/>
    </style:style>
    <style:style style:name="T59" style:family="text">
      <style:text-properties fo:font-weight="normal" officeooo:rsid="003227fa" style:font-weight-asian="normal" style:font-weight-complex="normal"/>
    </style:style>
    <style:style style:name="T60" style:family="text">
      <style:text-properties fo:font-weight="normal" officeooo:rsid="00376f0a" style:font-weight-asian="normal" style:font-weight-complex="normal"/>
    </style:style>
    <style:style style:name="T61" style:family="text">
      <style:text-properties fo:font-weight="normal" fo:background-color="transparent" loext:char-shading-value="0" style:font-weight-asian="normal" style:font-weight-complex="normal"/>
    </style:style>
    <style:style style:name="T62" style:family="text">
      <style:text-properties fo:font-weight="normal" officeooo:rsid="0011bf6b" fo:background-color="transparent" loext:char-shading-value="0" style:font-weight-asian="normal" style:font-weight-complex="normal"/>
    </style:style>
    <style:style style:name="T63" style:family="text">
      <style:text-properties fo:font-weight="normal" officeooo:rsid="00102af3" fo:background-color="transparent" loext:char-shading-value="0" style:font-weight-asian="normal" style:font-weight-complex="normal"/>
    </style:style>
    <style:style style:name="T64" style:family="text">
      <style:text-properties fo:font-weight="normal" officeooo:rsid="0065d4cf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711d55" fo:background-color="transparent" loext:char-shading-value="0" style:font-weight-asian="normal" style:font-weight-complex="normal"/>
    </style:style>
    <style:style style:name="T66" style:family="text">
      <style:text-properties officeooo:rsid="003e4e0f"/>
    </style:style>
    <style:style style:name="T67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fo:font-weight="normal" officeooo:rsid="0032f470" style:font-style-asian="normal" style:font-weight-asian="normal" style:text-emphasize="none"/>
    </style:style>
    <style:style style:name="T69" style:family="text">
      <style:text-properties officeooo:rsid="0035a854"/>
    </style:style>
    <style:style style:name="T70" style:family="text">
      <style:text-properties officeooo:rsid="0038f5af"/>
    </style:style>
    <style:style style:name="T71" style:family="text">
      <style:text-properties fo:background-color="#e6e905" loext:char-shading-value="0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officeooo:rsid="003227fa"/>
    </style:style>
    <style:style style:name="T74" style:family="text">
      <style:text-properties style:text-underline-style="none" officeooo:rsid="00411050"/>
    </style:style>
    <style:style style:name="T75" style:family="text">
      <style:text-properties style:text-underline-style="none" officeooo:rsid="0033300c"/>
    </style:style>
    <style:style style:name="T76" style:family="text">
      <style:text-properties style:text-underline-style="none" officeooo:rsid="003a24b7"/>
    </style:style>
    <style:style style:name="T77" style:family="text">
      <style:text-properties style:text-underline-style="none" officeooo:rsid="003f3012"/>
    </style:style>
    <style:style style:name="T78" style:family="text">
      <style:text-properties style:text-underline-style="none" fo:font-weight="normal" style:font-weight-asian="normal" style:font-weight-complex="normal"/>
    </style:style>
    <style:style style:name="T79" style:family="text">
      <style:text-properties style:text-underline-style="none" fo:font-weight="normal" fo:background-color="#81d41a" loext:char-shading-value="0" style:font-weight-asian="normal" style:font-weight-complex="normal"/>
    </style:style>
    <style:style style:name="T80" style:family="text">
      <style:text-properties style:text-underline-style="none" fo:font-weight="normal" fo:background-color="#e6e905" loext:char-shading-value="0" style:font-weight-asian="normal" style:font-weight-complex="normal"/>
    </style:style>
    <style:style style:name="T81" style:family="text">
      <style:text-properties style:text-underline-style="none" fo:font-weight="normal" fo:background-color="#ff0000" loext:char-shading-value="0" style:font-weight-asian="normal" style:font-weight-complex="normal"/>
    </style:style>
    <style:style style:name="T82" style:family="text">
      <style:text-properties style:text-underline-style="none" fo:font-weight="normal" fo:background-color="#a1467e" loext:char-shading-value="0" style:font-weight-asian="normal" style:font-weight-complex="normal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0046452a"/>
    </style:style>
    <style:style style:name="T85" style:family="text">
      <style:text-properties style:text-line-through-style="none" style:text-line-through-type="none"/>
    </style:style>
    <style:style style:name="T86" style:family="text">
      <style:text-properties style:text-line-through-style="none" style:text-line-through-type="none" officeooo:rsid="0035a854"/>
    </style:style>
    <style:style style:name="T87" style:family="text">
      <style:text-properties officeooo:rsid="0052debb"/>
    </style:style>
    <style:style style:name="T88" style:family="text">
      <style:text-properties fo:background-color="#729fcf" loext:char-shading-value="0"/>
    </style:style>
    <style:style style:name="T89" style:family="text">
      <style:text-properties officeooo:rsid="00570fbb"/>
    </style:style>
    <style:style style:name="T90" style:family="text">
      <style:text-properties officeooo:rsid="005ee5db"/>
    </style:style>
    <style:style style:name="T9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2" style:family="text">
      <style:text-properties fo:color="#000000" loext:opacity="100%" style:text-outline="false" style:text-line-through-style="none" style:text-line-through-type="none" style:font-name="Courier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T93" style:family="text">
      <style:text-properties fo:color="#000000" loext:opacity="100%" style:text-outline="false" style:text-line-through-style="none" style:text-line-through-type="none" style:font-name="Courier" fo:font-size="8pt" fo:font-style="normal" fo:text-shadow="none" style:text-underline-style="none" fo:font-weight="normal" officeooo:rsid="00624c34" style:font-size-asian="8pt" style:font-style-asian="normal" style:font-weight-asian="normal" style:font-size-complex="8pt" style:text-emphasize="none"/>
    </style:style>
    <style:style style:name="T94" style:family="text">
      <style:text-properties fo:color="#000000" loext:opacity="100%" style:text-outline="false" style:text-line-through-style="none" style:text-line-through-type="none" style:font-name="Courier" fo:font-size="8pt" fo:font-style="normal" fo:text-shadow="none" style:text-underline-style="none" fo:font-weight="normal" officeooo:rsid="0062d19a" fo:background-color="transparent" loext:char-shading-value="0" style:font-size-asian="8pt" style:font-style-asian="normal" style:font-weight-asian="normal" style:font-size-complex="8pt" style:font-weight-complex="normal" style:text-emphasize="none"/>
    </style:style>
    <style:style style:name="T95" style:family="text">
      <style:text-properties fo:color="#000000" loext:opacity="100%" style:text-outline="false" style:text-line-through-style="none" style:text-line-through-type="none" style:font-name="Courier" fo:font-size="8pt" fo:font-style="normal" fo:text-shadow="none" style:text-underline-style="none" fo:font-weight="normal" officeooo:rsid="0062ec81" fo:background-color="transparent" loext:char-shading-value="0" style:font-size-asian="8pt" style:font-style-asian="normal" style:font-weight-asian="normal" style:font-size-complex="8pt" style:font-weight-complex="normal" style:text-emphasize="none"/>
    </style:style>
    <style:style style:name="T96" style:family="text">
      <style:text-properties officeooo:rsid="00610423"/>
    </style:style>
    <style:style style:name="T97" style:family="text">
      <style:text-properties officeooo:rsid="00624c34"/>
    </style:style>
    <style:style style:name="T98" style:family="text">
      <style:text-properties fo:background-color="transparent" loext:char-shading-value="0"/>
    </style:style>
    <style:style style:name="T99" style:family="text">
      <style:text-properties officeooo:rsid="0064aaac" fo:background-color="transparent" loext:char-shading-value="0"/>
    </style:style>
    <style:style style:name="T100" style:family="text">
      <style:text-properties fo:background-color="#ffff00" loext:char-shading-value="0"/>
    </style:style>
    <style:style style:name="T101" style:family="text">
      <style:text-properties fo:background-color="#666666" loext:char-shading-value="0"/>
    </style:style>
    <style:style style:name="T102" style:family="text">
      <style:text-properties fo:background-color="#2a6099" loext:char-shading-value="0"/>
    </style:style>
    <style:style style:name="T103" style:family="text">
      <style:text-properties officeooo:rsid="0065d4cf"/>
    </style:style>
    <style:style style:name="T104" style:family="text">
      <style:text-properties officeooo:rsid="006b7453"/>
    </style:style>
    <style:style style:name="T105" style:family="text">
      <style:text-properties officeooo:rsid="006c5ab6"/>
    </style:style>
    <style:style style:name="T106" style:family="text">
      <style:text-properties officeooo:rsid="006cf596"/>
    </style:style>
    <style:style style:name="T107" style:family="text">
      <style:text-properties officeooo:rsid="00711d55"/>
    </style:style>
    <style:style style:name="T108" style:family="text">
      <style:text-properties officeooo:rsid="007607c7"/>
    </style:style>
    <style:style style:name="T109" style:family="text">
      <style:text-properties officeooo:rsid="0077f6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<text:span text:style-name="T13">33</text:span><text:span text:style-name="T16"> propeptides that encode </text:span><text:span text:style-name="T13">30</text:span><text:span text:style-name="T14"> </text:span><text:span text:style-name="T16">different peptide </text:span><text:span text:style-name="T14">groups </text:span><text:span text:style-name="T17">[</text:span><text:span text:style-name="T13">FLRNamide, LRWamide1 &amp; QITRFamide seem to have </text:span><text:span text:style-name="T17">2 </text:span><text:span text:style-name="T13">different precursors (potential paralogs) that encode the same peptides</text:span><text:span text:style-name="T17">]</text:span></text:p>
      <text:p text:style-name="P142"><text:span text:style-name="T13">66</text:span><text:span text:style-name="T14"> </text:span><text:span text:style-name="T15">peptides </text:span><text:span text:style-name="T13">were tested</text:span></text:p>
      <text:p text:style-name="P1"/>
      <text:p text:style-name="P20"/>
      <text:p text:style-name="P38">Blue: Signal peptide</text:p>
      <text:p text:style-name="P39">purple: dibasic cleavage site</text:p>
      <text:p text:style-name="P40">red: amidation and cleavage site</text:p>
      <text:p text:style-name="P134"><text:span text:style-name="T57">yellow:</text:span><text:span text:style-name="T58"> </text:span><text:span text:style-name="T57">tested peptides</text:span></text:p>
      <text:p text:style-name="P135"><text:span text:style-name="T57">g</text:span><text:span text:style-name="T53">reen: cysteine residues</text:span></text:p>
      <text:p text:style-name="P1">Bold: detected by MS (Hayakawa et al. 2019)</text:p>
      <text:p text:style-name="P49">Underlined: detected by MS (this study<text:span text:style-name="T84">)</text:span></text:p>
      <text:p text:style-name="P21"/>
      <text:p text:style-name="P21"/>
      <text:p text:style-name="P21"/>
      <text:p text:style-name="P64">________________________________________________________________________________________________________________________________________________________________________</text:p>
      <text:p text:style-name="P2">------------</text:p>
      <text:p text:style-name="P8">GLWL peptide</text:p>
      <text:p text:style-name="P2">------------</text:p>
      <text:p text:style-name="P25">&gt;Nvec EDO30284.p1</text:p>
      <text:p text:style-name="P25">&gt;NVE20692</text:p>
      <text:p text:style-name="P41"><text:span text:style-name="T27">MKSFIPTILALIAAMSSVMP</text:span>VPIKQGNTKEIIEPGQRS<text:span text:style-name="T71">QNGH</text:span><text:span text:style-name="T28">C</text:span><text:span text:style-name="T71">PPGLWL</text:span><text:span text:style-name="T28">C</text:span><text:span text:style-name="T71">KANTRL</text:span>SRQNRH<text:span text:style-name="T28">C</text:span>PPGLWL<text:span text:style-name="T28">C</text:span>KANT<text:span text:style-name="T25">RR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H<text:span text:style-name="T28">C</text:span>PPGLWL<text:span text:style-name="T28">C</text:span>KANT<text:span text:style-name="T25">RR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IR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H<text:span text:style-name="T28">C</text:span>PPGLWL<text:span text:style-name="T28">C</text:span>KANSRL<text:span text:style-name="T25">RR</text:span>QNEH<text:span text:style-name="T28">C</text:span>PPGLWL<text:span text:style-name="T28">C</text:span>KANSRL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H<text:span text:style-name="T28">C</text:span>PPGLWL<text:span text:style-name="T28">C</text:span>KANSRL<text:span text:style-name="T25">RR</text:span>QNEH<text:span text:style-name="T28">C</text:span>PPGLWL<text:span text:style-name="T28">C</text:span>KANTRL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H<text:span text:style-name="T28">C</text:span>PPGLWL<text:span text:style-name="T28">C</text:span>KANSRL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H<text:span text:style-name="T28">C</text:span>PPGLWR<text:span text:style-name="T28">C</text:span>KANSRL<text:span text:style-name="T25">RR</text:span>QNGH<text:span text:style-name="T28">C</text:span>PPGLWL<text:span text:style-name="T28">C</text:span>KANSRL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RH<text:span text:style-name="T28">C</text:span>PPGLWL<text:span text:style-name="T28">C</text:span>KANTRL<text:span text:style-name="T25">RR</text:span>QNGH<text:span text:style-name="T28">C</text:span>PPGLWL<text:span text:style-name="T28">C</text:span>KTNTRL<text:span text:style-name="T25">RR</text:span>QNGH<text:span text:style-name="T28">C</text:span>PPGLWL<text:span text:style-name="T28">C</text:span>KANIEH*</text:p>
      <text:p text:style-name="P41"/>
      <text:p text:style-name="P25">&gt;Nvec EDO42328.p1</text:p>
      <text:p text:style-name="P41"><text:span text:style-name="T27">MKSFIPTILALIAAMSSVMP</text:span>VPVKQGNTKEIIEPGQRSQNGH<text:span text:style-name="T28">C</text:span>PPGLWL<text:span text:style-name="T28">C</text:span>KSNSRL<text:span text:style-name="T25">RR</text:span>QNGH<text:span text:style-name="T28">C</text:span>PPGLWL<text:span text:style-name="T28">C</text:span>KANTRQ<text:span text:style-name="T25">RR</text:span>QNGH<text:span text:style-name="T28">C</text:span>PPGLWL<text:span text:style-name="T28">C</text:span>KANSRL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H<text:span text:style-name="T28">C</text:span>PPGLWL<text:span text:style-name="T28">C</text:span>KANTRQ<text:span text:style-name="T25">RR</text:span>QNGH<text:span text:style-name="T28">C</text:span>PPGLWLKLQKLEKSYKGQTNA<text:span text:style-name="T25">KR</text:span>RQN<text:span text:style-name="T25">RK</text:span>TIPISNTISHLRMKSFIPTILALIAAMSSVMPVPVKQGNTKEIIEPGQRSQNGH<text:span text:style-name="T28">C</text:span>PPGLWL<text:span text:style-name="T28">C</text:span>KANSRL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H<text:span text:style-name="T28">C</text:span>LPWLWL<text:span text:style-name="T28">C</text:span>KANTRL<text:span text:style-name="T25">K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H<text:span text:style-name="T28">C</text:span>PPGLWL<text:span text:style-name="T28">C</text:span>KANSRL<text:span text:style-name="T25">RR</text:span>QNGH<text:span text:style-name="T28">C</text:span>PPGLWL<text:span text:style-name="T28">C</text:span>KANTRQ<text:span text:style-name="T25">RR</text:span>QNGH<text:span text:style-name="T28">C</text:span>PPGLWL<text:span text:style-name="T28">C</text:span>KANTRQ<text:span text:style-name="T25">RR</text:span>QNGH<text:span text:style-name="T28">C</text:span>PPGLWL<text:span text:style-name="T28">C</text:span>KANTRQ<text:span text:style-name="T25">RR</text:span>QNGH<text:span text:style-name="T28">C</text:span>PPGLWL<text:span text:style-name="T28">C</text:span>KANT<text:span text:style-name="T25">RRRR</text:span>QNGH<text:span text:style-name="T28">C</text:span>PPGLWL<text:span text:style-name="T28">C</text:span>KANT<text:span text:style-name="T25">RRRR</text:span>QNGH<text:span text:style-name="T28">C</text:span>PLGLWL<text:span text:style-name="T28">C</text:span>KANTRL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R<text:span text:style-name="T28">C</text:span>PPGLWL<text:span text:style-name="T28">C</text:span>KANTRL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RR</text:span>QNGH<text:span text:style-name="T28">C</text:span>PPGLWL<text:span text:style-name="T28">C</text:span>KANSRL<text:span text:style-name="T25">RR</text:span><text:span text:style-name="T71">QNGH</text:span><text:span text:style-name="T28">C</text:span><text:span text:style-name="T71">PPGLWL</text:span><text:span text:style-name="T28">C</text:span><text:span text:style-name="T71">KANTRL</text:span><text:span text:style-name="T25">KR</text:span>QNGH<text:span text:style-name="T28">C</text:span>PPGLRLNIRLKQKAPTTR*</text:p>
      <text:p text:style-name="P76"/>
      <text:p text:style-name="P97">&gt;NVE20691</text:p>
      <text:p text:style-name="P118">MKSFIPTILAMIAAMSRVMPAPVKQGNTKEIIEPGQ<text:span text:style-name="T25">RR</text:span>QNG<text:span text:style-name="T101">H</text:span>CPPGLWLCKANSRL<text:span text:style-name="T25">RR</text:span>QNG<text:span text:style-name="T101">H</text:span>CPPGLWLCKANSRL<text:span text:style-name="T25">RR</text:span>QNG<text:span text:style-name="T101">H</text:span>CPPGLWLCKANTRL<text:span text:style-name="T25">RR</text:span>QNG<text:span text:style-name="T101">H</text:span>CPPGLWLCKANSRL<text:span text:style-name="T25">RR</text:span>QN<text:span text:style-name="T101">G</text:span>QCPPGLWLCKANSRL<text:span text:style-name="T25">RR</text:span>QNG<text:span text:style-name="T101">H</text:span>CPPGLWLCKANSRL<text:span text:style-name="T25">RR</text:span>QNG<text:span text:style-name="T101">H</text:span>CPPGLWLCKANSRL<text:span text:style-name="T25">RR</text:span>QNG<text:span text:style-name="T101">H</text:span>CPPGLWLCKANSRL<text:span text:style-name="T25">RR</text:span>QNG<text:span text:style-name="T101">H</text:span>CPPGLWLCKANSRL<text:span text:style-name="T25">RR</text:span>QNG<text:span text:style-name="T101">H</text:span>CPPGLWLCKANSRQ<text:span text:style-name="T25">RR</text:span>QNG<text:span text:style-name="T101">H</text:span>CPPGLWLCKANSRL<text:span text:style-name="T25">RR</text:span>QNG<text:span text:style-name="T101">H</text:span>CPPGLWLCKANSRL<text:span text:style-name="T25">RR</text:span>QNG<text:span text:style-name="T101">H</text:span>CPPGLWFCKANTRL<text:span text:style-name="T25">RR</text:span>QNG<text:span text:style-name="T101">H</text:span>CPPGLWLCKAKTRL<text:span text:style-name="T25">RR</text:span>QNG<text:span text:style-name="T101">H</text:span>CPPGLWLCKAKTRL<text:span text:style-name="T25">RR</text:span>QNG<text:span text:style-name="T101">H</text:span>CPPGLWLCKANIEH</text:p>
      <text:p text:style-name="P76"/>
      <text:p text:style-name="P76"/>
      <text:p text:style-name="P50">tested peptides<text:span text:style-name="T66"> (round1)</text:span>:</text:p>
      <text:p text:style-name="P89">GLWL: QNGHCPPGLWLCKANTRL</text:p>
      <text:p text:style-name="P113">GLWLmdm: <text:span text:style-name="T45">CPPGLWLCKANTRL</text:span></text:p>
      <text:p text:style-name="P113">GLWLshrt: <text:span text:style-name="T45">CPPGLWLC</text:span></text:p>
      <text:p text:style-name="P89">GLWLcc: QNGHCPPGLWLCKANTRL <text:span text:style-name="T70">(5-12 cysteine bridge)</text:span></text:p>
      <text:p text:style-name="P50"/>
      <text:p text:style-name="P50"/>
      <text:p text:style-name="P55">activates receptor:</text:p>
      <text:p text:style-name="P98">GPR18, GPR18a, GPR18b</text:p>
      <text:p text:style-name="P50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119">---------</text:p>
      <text:p text:style-name="P123">FLRNamide</text:p>
      <text:p text:style-name="P119">---------</text:p>
      <text:p text:style-name="P130"><text:span text:style-name="T62">&gt;HADO01000428.1 </text:span><text:span text:style-name="T91">NVE17328 </text:span><text:span text:style-name="T62">antho-RNamide1 (Koch &amp; Grimmelikhuijzen 2020)</text:span></text:p>
      <text:p text:style-name="P23">&gt;NVE17328</text:p>
      <text:p text:style-name="P42"><text:span text:style-name="T27">MASSRTLVAFLAVFVLCGMLIQTSDA</text:span><text:span text:style-name="T71">FLRN</text:span><text:span text:style-name="T26">GR</text:span>DEIYA<text:span text:style-name="T25">KKR</text:span><text:span text:style-name="T29">AEMGYPPRWEEYENQLYQ</text:span><text:span text:style-name="T25">RR</text:span>DEDA<text:span text:style-name="T25">KR</text:span>SKQ*</text:p>
      <text:p text:style-name="P42"/>
      <text:p text:style-name="P21">&gt;HADP01211238.1 antho-RNamide2 (Koch &amp; Grimmelikhuijzen 2020)</text:p>
      <text:p text:style-name="P42"><text:span text:style-name="T27">MKRSLVVVLVVAIAAAMFVETEG</text:span><text:span text:style-name="T71">FLRN</text:span><text:span text:style-name="T26">GR</text:span>EQIPSKLERDAAELEDFYNALYA<text:span text:style-name="T29">QQRANPGYDRF</text:span><text:span text:style-name="T25">RR</text:span>E<text:span text:style-name="T25">RK</text:span>ANA*</text:p>
      <text:p text:style-name="P76"><text:soft-page-break/></text:p>
      <text:p text:style-name="P50">tested peptides <text:span text:style-name="T52">(round1.5)</text:span>:</text:p>
      <text:p text:style-name="P26">FLRNa: FLRN-amide</text:p>
      <text:p text:style-name="P26"/>
      <text:p text:style-name="P26"/>
      <text:p text:style-name="P55">activates receptor:</text:p>
      <text:p text:style-name="P98">GPR26</text:p>
      <text:p text:style-name="P114">GPR187</text:p>
      <text:p text:style-name="P102">GPR197</text:p>
      <text:p text:style-name="P102">GPR230</text:p>
      <text:p text:style-name="P98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</text:p>
      <text:p text:style-name="P119">----------</text:p>
      <text:p text:style-name="P9">QITRFamide</text:p>
      <text:p text:style-name="P2">----------</text:p>
      <text:p text:style-name="P21">&gt;scaffold_47 pQITRFamide1 (Koch &amp; Grimmelikhuijzen 2020)</text:p>
      <text:p text:style-name="P21">&gt;NVE20859</text:p>
      <text:p text:style-name="P21">&gt;NVE14778</text:p>
      <text:p text:style-name="P42"><text:span text:style-name="T27">MTYKSLLHVFIFLLSTCSAYG</text:span>RSTRVSLKTTVTGGITRQPIPLRSTGYPSGSAYHSASLPIVRFTRSASP<text:span text:style-name="T71">QITRF</text:span><text:span text:style-name="T25">RK</text:span>SDASP<text:span text:style-name="T71">QITRF</text:span><text:span text:style-name="T26">GR</text:span>SASPQKTRF<text:span text:style-name="T26">GR</text:span>SASP<text:span text:style-name="T71">QITRF</text:span><text:span text:style-name="T26">GR</text:span>SASP<text:span text:style-name="T71">QITRF</text:span><text:span text:style-name="T26">GR</text:span>SASP<text:span text:style-name="T71">QITRF</text:span><text:span text:style-name="T26">GR</text:span>SASP<text:span text:style-name="T71">QITRF</text:span><text:span text:style-name="T26">GR</text:span>SASP<text:span text:style-name="T71">QITRF</text:span>EVGRLITRFGSHFQ</text:p>
      <text:p text:style-name="P2"/>
      <text:p text:style-name="P21">&gt;HADP01261925.1 pQITRFamide2 (Koch &amp; Grimmelikhuijzen 2020)</text:p>
      <text:p text:style-name="P42"><text:span text:style-name="T27">MPNTCLIHVSLIVILTLYGATKG</text:span>RGTPASRNTIVSRGIITASSNTFKGGIHRSKAVKSSPRNGVSTIASSEITSV<text:span text:style-name="T25">RK</text:span>SLKLPHIKELIKFASQPVARF<text:span text:style-name="T26">GR</text:span>SASP<text:span text:style-name="T71">QITRF</text:span><text:span text:style-name="T26">GR</text:span>SASP<text:span text:style-name="T71">QITRF</text:span><text:span text:style-name="T26">GR</text:span>SAS</text:p>
      <text:p text:style-name="P76"/>
      <text:p text:style-name="P50">tested peptides <text:span text:style-name="T52">(round1)</text:span>:</text:p>
      <text:p text:style-name="P104">RFa0: pyro-QITRFamide</text:p>
      <text:p text:style-name="P104"/>
      <text:p text:style-name="P104"/>
      <text:p text:style-name="P55">activates receptor:</text:p>
      <text:p text:style-name="P98">GPR70 <text:span text:style-name="T90">(at higher concentrations than QGRFamide)</text:span></text:p>
      <text:p text:style-name="P102">GPR196</text:p>
      <text:p text:style-name="P104"/>
      <text:p text:style-name="P89">.</text:p>
      <text:p text:style-name="P89">...</text:p>
      <text:p text:style-name="P89">.....</text:p>
      <text:p text:style-name="P65">________________________________________________________________________________________________________________________________________________________________________</text:p>
      <text:p text:style-name="P3">-------</text:p>
      <text:p text:style-name="P12">RFamide</text:p>
      <text:p text:style-name="P3">-------</text:p>
      <text:p text:style-name="P28">&gt;Nvec R<text:span text:style-name="T1">F</text:span>amide <text:span text:style-name="T1">(RFa, Hayakawa et al. 2019, 2022) <text:s/>(pQGRFamide, Koch &amp; Grimmelikhuijzen 2020)</text:span></text:p>
      <text:p text:style-name="P28">&gt;NVEC200_014078_1.1</text:p>
      <text:p text:style-name="P35">&gt;NVE7549</text:p>
      <text:p text:style-name="P45"><text:span text:style-name="T27">MAPRPGTLLLLGILIQVLICTA</text:span>KSTY<text:span text:style-name="T25">KK</text:span>EIADLLDDNKDTPQFWKGRFSDPQFWKGRFSDPQFWKGRFSDPQFWKGRFSDPQFWKGRFSDPQFWKGRFSDPQFWKGRFSDPQFWKGRFADELLNGGHHKHHHEEGEW<text:span text:style-name="T25">KR</text:span>TAGPGRF<text:span text:style-name="T26">GR</text:span>ED<text:span text:style-name="T24">QGRFGREDQGRF</text:span><text:span text:style-name="T26">GR</text:span>ED<text:span text:style-name="T24">QGRFGREDQGRF</text:span><text:span text:style-name="T26">GR</text:span>ED<text:span text:style-name="T24">QGRFGREDQGRF</text:span><text:span text:style-name="T26">GR</text:span>ED<text:span text:style-name="T24">QGRFGREDQGRF</text:span><text:span text:style-name="T26">GR</text:span>ED<text:span text:style-name="T24">QGRFGREDQGRF</text:span><text:span text:style-name="T26">GR</text:span>ED<text:span text:style-name="T24">QGRF</text:span><text:span text:style-name="T23">GR</text:span><text:span text:style-name="T22">ED</text:span><text:span text:style-name="T24">QGRF</text:span><text:span text:style-name="T26">GR</text:span>ED<text:span text:style-name="T24">QGRF</text:span><text:span text:style-name="T23">GR</text:span><text:span text:style-name="T22">ED</text:span><text:span text:style-name="T24">QGRF</text:span><text:span text:style-name="T26">GR</text:span>ED<text:span text:style-name="T24">QGRF</text:span><text:span text:style-name="T23">GR</text:span><text:span text:style-name="T22">ED</text:span><text:span text:style-name="T24">QGRF</text:span><text:span text:style-name="T26">GR</text:span>ED<text:span text:style-name="T24">QGRF</text:span><text:span text:style-name="T23">GR</text:span><text:span text:style-name="T22">ED</text:span><text:span text:style-name="T24">QGRF</text:span><text:span text:style-name="T26">GR</text:span>ED<text:span text:style-name="T24">QGRF</text:span><text:span text:style-name="T23">GR</text:span><text:span text:style-name="T22">ED</text:span><text:span text:style-name="T24">QGRF</text:span><text:span text:style-name="T26">GR</text:span>ED<text:span text:style-name="T24">QGRF</text:span><text:span text:style-name="T23">GR</text:span><text:span text:style-name="T22">ED</text:span><text:span text:style-name="T24">QGRF</text:span><text:span text:style-name="T26">GR</text:span>NKIARVIDLD<text:span text:style-name="T71">QGRF</text:span><text:span text:style-name="T26">GR</text:span>TMDTAT<text:span text:style-name="T25">KK</text:span>DTVAS<text:span text:style-name="T31">MPEQDANPQTRFD</text:span><text:span text:style-name="T26">GKK</text:span>RQAAKERSIE<text:span text:style-name="T25">KK</text:span>STISSDAKASDAKQS</text:p>
      <text:p text:style-name="P77"/>
      <text:p text:style-name="P51">tested peptides <text:span text:style-name="T52">(round1)</text:span>:</text:p>
      <text:p text:style-name="P105">QGRFa: pyro-QGRF-amide</text:p>
      <text:p text:style-name="P90">RFa1: QGRFGREDQGRF-amide</text:p>
      <text:p text:style-name="P90">RFa2: MPEQDANPQTRFD-amide</text:p>
      <text:p text:style-name="P90"/>
      <text:p text:style-name="P90"/>
      <text:p text:style-name="P56">QGRFa activates receptor:</text:p>
      <text:p text:style-name="P99">GPR70</text:p>
      <text:p text:style-name="P102">GPR234</text:p>
      <text:p text:style-name="P90"/>
      <text:p text:style-name="P90">.</text:p>
      <text:p text:style-name="P90">...</text:p>
      <text:p text:style-name="P90">.....</text:p>
      <text:p text:style-name="P64">________________________________________________________________________________________________________________________________________________________________________</text:p>
      <text:p text:style-name="P119"><text:soft-page-break/>---------</text:p>
      <text:p text:style-name="P13">LRWamide<text:span text:style-name="T105">1</text:span></text:p>
      <text:p text:style-name="P2">---------</text:p>
      <text:p text:style-name="P21">&gt;HADP01080760.1 antho-RWamide2 (Koch &amp; Grimmelikhuijzen 2020)</text:p>
      <text:p text:style-name="P21">&gt;NVE24307</text:p>
      <text:p text:style-name="P42"><text:span text:style-name="T27">MESKRLLIVLVVCCALVSLYVEPSQA</text:span><text:span text:style-name="T71">QGLRW</text:span><text:span text:style-name="T26">GR</text:span>EFEEE<text:span text:style-name="T29">HPKLSPLMKEYL</text:span><text:span text:style-name="T25">RR</text:span>QEAMQ<text:span text:style-name="T25">KK</text:span>REFAA<text:span text:style-name="T25">KK</text:span>ADY*</text:p>
      <text:p text:style-name="P42"/>
      <text:p text:style-name="P130"><text:span text:style-name="T62">&gt;HADP01056499.1 </text:span><text:span text:style-name="T91">NVE11178 </text:span><text:span text:style-name="T62">antho-RWamide3 (Koch &amp; Grimmelikhuijzen 2020)</text:span></text:p>
      <text:p text:style-name="P23">&gt;NVE11178</text:p>
      <text:p text:style-name="P42"><text:span text:style-name="T27">MESKRLLVILVVCFALVAFAPSTEA</text:span><text:span text:style-name="T71">QGLRW</text:span><text:span text:style-name="T26">GR</text:span>EYDE<text:span text:style-name="T29">SPEKLVPMMKEYI</text:span><text:span text:style-name="T25">RR</text:span>QEEL<text:span text:style-name="T25">KKKR</text:span>EFSMN*</text:p>
      <text:p text:style-name="P76"/>
      <text:p text:style-name="P29"><text:span text:style-name="T29">tested peptides </text:span><text:span text:style-name="T32">(round1)</text:span><text:span text:style-name="T29">:</text:span></text:p>
      <text:p text:style-name="P107">LRWa1: pyro-QGLRW-amide</text:p>
      <text:p text:style-name="P107"/>
      <text:p text:style-name="P107"/>
      <text:p text:style-name="P55">activates receptor:</text:p>
      <text:p text:style-name="P98">GPR19</text:p>
      <text:p text:style-name="P102">GPR193</text:p>
      <text:p text:style-name="P102">GPR204</text:p>
      <text:p text:style-name="P102">GPR213</text:p>
      <text:p text:style-name="P107"/>
      <text:p text:style-name="P89">.</text:p>
      <text:p text:style-name="P89">...</text:p>
      <text:p text:style-name="P89">.....</text:p>
      <text:p text:style-name="P68">________________________________________________________________________________________________________________________________________________________________________</text:p>
      <text:p text:style-name="P6">---------</text:p>
      <text:p text:style-name="P141"><text:span text:style-name="T11">LRWamide</text:span><text:span text:style-name="T12">2</text:span></text:p>
      <text:p text:style-name="P6">---------</text:p>
      <text:p text:style-name="P24">&gt;HADP01189706.1 antho-RWamide4 (Koch &amp; Grimmelikhuijzen 2020)</text:p>
      <text:p text:style-name="P24">&gt;NVE24305</text:p>
      <text:p text:style-name="P44"><text:span text:style-name="T27">MDAKKVLLIAVISCVLLSVCIEQTTA</text:span><text:span text:style-name="T71">QGGLRW</text:span><text:span text:style-name="T26">GR</text:span>EFENEFQ<text:span text:style-name="T29">QWKDAHYPSREE</text:span><text:span text:style-name="T25">RR</text:span>SFQ<text:span text:style-name="T25">KK</text:span>RSFKMA*</text:p>
      <text:p text:style-name="P79"/>
      <text:p text:style-name="P53">tested peptides <text:span text:style-name="T52">(round1)</text:span>:</text:p>
      <text:p text:style-name="P108">LRWa2: pyro-QGGLRW-amide</text:p>
      <text:p text:style-name="P108"/>
      <text:p text:style-name="P108"/>
      <text:p text:style-name="P58">activates receptor:</text:p>
      <text:p text:style-name="P101">GPR19</text:p>
      <text:p text:style-name="P103">GPR193</text:p>
      <text:p text:style-name="P103">GPR204</text:p>
      <text:p text:style-name="P103">GPR213</text:p>
      <text:p text:style-name="P103"/>
      <text:p text:style-name="P93">.</text:p>
      <text:p text:style-name="P93">...</text:p>
      <text:p text:style-name="P93">.....</text:p>
      <text:p text:style-name="P64">________________________________________________________________________________________________________________________________________________________________________</text:p>
      <text:p text:style-name="P2">---------</text:p>
      <text:p text:style-name="P13">LRWamide<text:span text:style-name="T106">3</text:span></text:p>
      <text:p text:style-name="P2">---------</text:p>
      <text:p text:style-name="P21">&gt;HADP01262889.1 <text:span text:style-name="T96">NVE2302 </text:span>antho-RWamide1 (Koch &amp; Grimmelikhuijzen 2020) <text:span text:style-name="T97">(also 5’partial: NVE24308) (Hayakawa et al 2022)</text:span></text:p>
      <text:p text:style-name="P21">&gt;NVE24308</text:p>
      <text:p text:style-name="P42"><text:span text:style-name="T27">MASKTLLVCLLVTFMVLSIYT</text:span><text:span text:style-name="T34">QESSA</text:span><text:span text:style-name="T33">GPPQGLRW</text:span><text:span text:style-name="T26">GKR</text:span>WENPSEKQVRENAEREVQDFKDYF<text:span text:style-name="T25">KK</text:span>KYNRDLDI*</text:p>
      <text:p text:style-name="P76"/>
      <text:p text:style-name="P50">tested peptides <text:span text:style-name="T52">(round1)</text:span>:</text:p>
      <text:p text:style-name="P109">LRW<text:span text:style-name="T51">a3: </text:span>GPPQGLRW-<text:span text:style-name="T51">amide</text:span></text:p>
      <text:p text:style-name="P109"/>
      <text:p text:style-name="P109"/>
      <text:p text:style-name="P55">activates receptor:</text:p>
      <text:p text:style-name="P98">GPR19</text:p>
      <text:p text:style-name="P102">GPR193</text:p>
      <text:p text:style-name="P102">GPR204</text:p>
      <text:p text:style-name="P102">GPR213</text:p>
      <text:p text:style-name="P102"><text:soft-page-break/></text:p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</text:p>
      <text:p text:style-name="P9">HIRamide</text:p>
      <text:p text:style-name="P2">--------</text:p>
      <text:p text:style-name="P140"><text:span text:style-name="T2">&gt;Nvec </text:span><text:span text:style-name="T92">NVE15069</text:span><text:span text:style-name="T2"> HIRamide </text:span><text:span text:style-name="T3">(Hayakawa et al. 2019, </text:span><text:span text:style-name="T9">2022</text:span><text:span text:style-name="T3">) (FHIRamide, Koch &amp; Grimmelikhuijzen 2020) </text:span><text:span text:style-name="T6">(</text:span><text:span text:style-name="T94">NVEC200_013206_1.1</text:span><text:span text:style-name="T6">) </text:span><text:span text:style-name="T7">(</text:span><text:span text:style-name="T95">NVE15069</text:span><text:span text:style-name="T7">)</text:span></text:p>
      <text:p text:style-name="P32">&gt;NVEC200_013206_1.1</text:p>
      <text:p text:style-name="P41"><text:span text:style-name="T27">MRLYLFVPVFALVLAVEG</text:span>ASDE<text:span text:style-name="T25">KR</text:span><text:span text:style-name="T29">DSK</text:span><text:span text:style-name="T30">QPPIDLSPAAYFHIR</text:span><text:span text:style-name="T26">GKR</text:span>TYN<text:span text:style-name="T30">APPLDLSGPAYFHIR</text:span><text:span text:style-name="T26">GKR</text:span><text:span text:style-name="T29">TAK</text:span><text:span text:style-name="T31">QPPYLDLGEPSFFHIR</text:span><text:span text:style-name="T26">GKR</text:span><text:span text:style-name="T29">TE</text:span><text:span text:style-name="T30">GPPYIDLTEPSFFHIR</text:span><text:span text:style-name="T26">GKR</text:span><text:span text:style-name="T29">SSE</text:span><text:span text:style-name="T31">QPPLDLGPAYFHIR</text:span><text:span text:style-name="T26">GKR</text:span><text:span text:style-name="T29">TK</text:span><text:span text:style-name="T31">NPPIDLGPAYFHIR</text:span><text:span text:style-name="T26">GKR</text:span><text:span text:style-name="T29">LSGE</text:span><text:span text:style-name="T31">QPPYLDLTPAYFHIR</text:span><text:span text:style-name="T26">GKR</text:span><text:span text:style-name="T29">T</text:span><text:span text:style-name="T30">QQPPMIDLSEPAFFHIR</text:span><text:span text:style-name="T26">GRR</text:span><text:span text:style-name="T29">AVE</text:span><text:span text:style-name="T30">QPPYLDLTPSYFHIR</text:span><text:span text:style-name="T26">GKR</text:span><text:span text:style-name="T29">TE</text:span><text:span text:style-name="T33">YPPFLELGQPSYFHIR</text:span><text:span text:style-name="T26">GRR</text:span>AEKTTKD</text:p>
      <text:p text:style-name="P76"/>
      <text:p text:style-name="P50">tested peptides <text:span text:style-name="T52">(round1)</text:span>:</text:p>
      <text:p text:style-name="P89">HIRa1: <text:span text:style-name="T86">pyro-</text:span><text:span text:style-name="T85">QPPYLDLGEPSFFHIR-amide</text:span></text:p>
      <text:p text:style-name="P137">HIRa2: YPPFLELGQPSYFHIR-amide</text:p>
      <text:p text:style-name="P137">HIRa3: <text:span text:style-name="T69">pyro-</text:span>QPPYLDLTPAYFHIR-amide</text:p>
      <text:p text:style-name="P137">HIRa4: <text:span text:style-name="T69">pyro-</text:span>QPPLDLGPAYFHIR-amide</text:p>
      <text:p text:style-name="P89"><text:span text:style-name="T85">HIRa5: NPPIDLGPAYFHIR-ami</text:span>de</text:p>
      <text:p text:style-name="P89"/>
      <text:p text:style-name="P89"/>
      <text:p text:style-name="P55">activates receptor:</text:p>
      <text:p text:style-name="P98">GPR21, GPR29</text:p>
      <text:p text:style-name="P89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</text:p>
      <text:p text:style-name="P9">PRGamide</text:p>
      <text:p text:style-name="P2">--------</text:p>
      <text:p text:style-name="P130"><text:span text:style-name="T61">&gt;Nvec </text:span><text:span text:style-name="T91">NVE226</text:span><text:span text:style-name="T61"> PRGamide </text:span><text:span text:style-name="T63">(Hayakawa et al. 2019, </text:span><text:span text:style-name="T65">2022</text:span><text:span text:style-name="T63">) (</text:span><text:span text:style-name="T65">X</text:span><text:span text:style-name="T63">PR</text:span><text:span text:style-name="T65">X</text:span><text:span text:style-name="T63">amide, Koch &amp; Grimmelikhuijzen 2020)</text:span></text:p>
      <text:p text:style-name="P41"><text:span text:style-name="T27">MAYFKWTLCAFVLAVLCLSTNYVAG</text:span>EKNEEKSEKSTLLQELS<text:span text:style-name="T25">KK</text:span>DFDKELAADEAIVLELLKEKADDLDEESLLDLL<text:span text:style-name="T71">APRGGRDAPRG</text:span><text:span text:style-name="T26">GR</text:span>SLLD<text:span text:style-name="T33">APRGGRSLLDLLAAPRG</text:span><text:span text:style-name="T26">GR</text:span>DAPRG<text:span text:style-name="T26">GR</text:span>SLTELLNAP<text:span text:style-name="T25">RR</text:span><text:span text:style-name="T26">GR</text:span>SLADLLDAPRG<text:span text:style-name="T26">GR</text:span>SLAELLDAPRG<text:span text:style-name="T26">GR</text:span>SIEAPRG<text:span text:style-name="T26">GR</text:span>SLAELLEAPRG<text:span text:style-name="T26">GR</text:span>SLIELLEAPRG<text:span text:style-name="T26">GR</text:span>SVEAPRG<text:span text:style-name="T26">GR</text:span>SILELLTAPRG<text:span text:style-name="T26">GR</text:span>SAPRG<text:span text:style-name="T26">GR</text:span>SAEKSDAIHKE<text:span text:style-name="T25">KK</text:span>APRG<text:span text:style-name="T26">GRK</text:span><text:span text:style-name="T25">RR</text:span>SLPEEEMD<text:span text:style-name="T71">GPRG</text:span><text:span text:style-name="T26">GR</text:span>SAVSGRSSED<text:span text:style-name="T71">GPRG</text:span><text:span text:style-name="T26">GR</text:span>AVY<text:span text:style-name="T71">GPRG</text:span><text:span text:style-name="T26">GR</text:span>SFDGSRG<text:span text:style-name="T26">GR</text:span>SYD<text:span text:style-name="T71">GPRG</text:span><text:span text:style-name="T26">GR</text:span>SMEN<text:span text:style-name="T24">GPRG</text:span><text:span text:style-name="T22">GRATEF</text:span><text:span text:style-name="T24">GPRG</text:span><text:span text:style-name="T26">GR</text:span>SYEGSRG<text:span text:style-name="T26">GR</text:span>EID<text:span text:style-name="T71">GPRG</text:span><text:span text:style-name="T26">GR</text:span>SFKE<text:span text:style-name="T71">GPRG</text:span><text:span text:style-name="T26">GR</text:span>AVE<text:span text:style-name="T71">GPRG</text:span><text:span text:style-name="T26">GR</text:span>DLYEE<text:span text:style-name="T71">GPRG</text:span><text:span text:style-name="T26">GR</text:span>EVYLE<text:span text:style-name="T71">GPRG</text:span><text:span text:style-name="T26">GR</text:span>DLVLE<text:span text:style-name="T71">GPRG</text:span><text:span text:style-name="T26">GR</text:span>DLYEE<text:span text:style-name="T24">GPRGGREVNLEGPRG</text:span><text:span text:style-name="T26">GR</text:span>DLYEE<text:span text:style-name="T71">GPRGGRSYDGPRG</text:span><text:span text:style-name="T26">GR</text:span>SAVY<text:span text:style-name="T71">GPRG</text:span><text:span text:style-name="T26">GR</text:span>DAND<text:span text:style-name="T71">GPRG</text:span><text:span text:style-name="T26">GR</text:span>DAND<text:span text:style-name="T71">GPRG</text:span><text:span text:style-name="T26">GR</text:span>DAND<text:span text:style-name="T71">GPRG</text:span><text:span text:style-name="T26">GR</text:span>DANE<text:span text:style-name="T71">GPRG</text:span><text:span text:style-name="T26">GR</text:span>DANE<text:span text:style-name="T71">GPRG</text:span><text:span text:style-name="T26">GR</text:span>DANK<text:span text:style-name="T71">GPRG</text:span><text:span text:style-name="T26">GR</text:span>NTNTVGAQQADARQGQRG<text:span text:style-name="T26">GR</text:span>STGM<text:span text:style-name="T71">GPRG</text:span><text:span text:style-name="T26">GR</text:span>SVSSEKDNRH</text:p>
      <text:p text:style-name="P76"/>
      <text:p text:style-name="P50">tested peptides <text:span text:style-name="T52">(round1)</text:span>:</text:p>
      <text:p text:style-name="P104">PRGa: GPRG-amide</text:p>
      <text:p text:style-name="P89">PRGa1: APRGGRSLLDLLAAPRG-amide</text:p>
      <text:p text:style-name="P89">PRGa2: GPRGGREVNLEGPRG-amide</text:p>
      <text:p text:style-name="P89">PRGa3: GPRGGRATEFGPRG-amide</text:p>
      <text:p text:style-name="P89">PRGa4: GPRGGRSYDGPRG-amide</text:p>
      <text:p text:style-name="P89">PRGa5: APRGGRDAPRG-amide</text:p>
      <text:p text:style-name="P89"/>
      <text:p text:style-name="P89"/>
      <text:p text:style-name="P55">activates receptor:</text:p>
      <text:p text:style-name="P100">GPR28, </text:p>
      <text:p text:style-name="P100">GPR32, </text:p>
      <text:p text:style-name="P102">GPR198, </text:p>
      <text:p text:style-name="P102">GPR199, </text:p>
      <text:p text:style-name="P102">GPR200, </text:p>
      <text:p text:style-name="P102">GPR202, </text:p>
      <text:p text:style-name="P102">GPR210, </text:p>
      <text:p text:style-name="P102">GPR211, </text:p>
      <text:p text:style-name="P102">GPR219, </text:p>
      <text:p text:style-name="P102">GPR220, </text:p>
      <text:p text:style-name="P102">GPR221, </text:p>
      <text:p text:style-name="P102">GPR222, </text:p>
      <text:p text:style-name="P102">GPR223</text:p>
      <text:p text:style-name="P89"/>
      <text:p text:style-name="P89">.</text:p>
      <text:p text:style-name="P89"><text:soft-page-break/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</text:p>
      <text:p text:style-name="P14">PFHamide</text:p>
      <text:p text:style-name="P2">--------</text:p>
      <text:p text:style-name="P81">&gt;NVE22506 <text:span text:style-name="T48">(predicted extracellular, soluble with DeepLoc1.0)</text:span></text:p>
      <text:p text:style-name="P128">MADIPALIPVPVPYGGSLLKSGSLGLSS<text:span text:style-name="T46">DD</text:span>LHTALYTGLVGFKTRYFTTVAMET<text:span text:style-name="T28">C</text:span>TPLTSVVYHTSEKDGLEVTTTNYYGIVL<text:span text:style-name="T46">EE</text:span>REPEIFKLPEY<text:span text:style-name="T28">C</text:span>TDT<text:span text:style-name="T43">RKR</text:span><text:span text:style-name="T39">R</text:span><text:span text:style-name="T33">QMPNMVPFH</text:span><text:span text:style-name="T26">GK</text:span><text:span text:style-name="T39">R</text:span><text:span text:style-name="T33">QMPNMVPFH</text:span><text:span text:style-name="T26">GK</text:span><text:span text:style-name="T39">R</text:span><text:span text:style-name="T33">QMPNMVPFH</text:span><text:span text:style-name="T26">GK</text:span><text:span text:style-name="T39">R</text:span><text:span text:style-name="T33">QMPNMVPFH</text:span><text:span text:style-name="T26">GK</text:span><text:span text:style-name="T43">R</text:span>QMPNQVPYLG</text:p>
      <text:p text:style-name="P129"/>
      <text:p text:style-name="P71">tested peptides<text:span text:style-name="T55"> </text:span><text:span text:style-name="T54">(round2)</text:span>:</text:p>
      <text:p text:style-name="P82"><text:span text:style-name="T44">PFHa: pyr</text:span><text:span text:style-name="T76">o-</text:span><text:span text:style-name="T72">QMPNMVPFH-</text:span><text:span text:style-name="T76">am</text:span><text:span text:style-name="T49">ide</text:span></text:p>
      <text:p text:style-name="P82"/>
      <text:p text:style-name="P55">activates receptor:</text:p>
      <text:p text:style-name="P83">GPR36</text:p>
      <text:p text:style-name="P83"/>
      <text:p text:style-name="P89">.</text:p>
      <text:p text:style-name="P89">...</text:p>
      <text:p text:style-name="P89">.....</text:p>
      <text:p text:style-name="P66">________________________________________________________________________________________________________________________________________________________________________</text:p>
      <text:p text:style-name="P4">-------</text:p>
      <text:p text:style-name="P10">QWamide</text:p>
      <text:p text:style-name="P4">-------</text:p>
      <text:p text:style-name="P138"><text:span text:style-name="T2">&gt;Nvec Q</text:span><text:span text:style-name="T3">W</text:span><text:span text:style-name="T2">amide </text:span><text:span text:style-name="T3">(</text:span><text:span text:style-name="T9">NQWa, </text:span><text:span text:style-name="T3">Hayakawa et al. 2019, </text:span><text:span text:style-name="T9">2022</text:span><text:span text:style-name="T3">) </text:span><text:span text:style-name="T4">(</text:span><text:span text:style-name="T92">NVE4601</text:span><text:span text:style-name="T93">)</text:span></text:p>
      <text:p text:style-name="P46">MLKLITLAKSAQFKLT<text:span text:style-name="T25">KR</text:span>SRIYIKASFYNHAW<text:span text:style-name="T28">C</text:span>LHRLLWLSSY<text:span text:style-name="T28">C</text:span><text:span text:style-name="T25">RK</text:span>SKFRQGLTDQPMDESK<text:span text:style-name="T29">E</text:span><text:span text:style-name="T30">IPPQGLRFSQW</text:span><text:span text:style-name="T26">GKK</text:span><text:span text:style-name="T29">E</text:span><text:span text:style-name="T30">IPPQGFRFNQW</text:span><text:span text:style-name="T26">GKK</text:span><text:span text:style-name="T29">E</text:span><text:span text:style-name="T31">IPPQGLRFNQW</text:span><text:span text:style-name="T26">GKK</text:span>E<text:span text:style-name="T71">IPPQGFRFSQW</text:span><text:span text:style-name="T26">GKK</text:span><text:span text:style-name="T29">E</text:span><text:span text:style-name="T30">IPPQGFRFNQW</text:span><text:span text:style-name="T26">GKK</text:span><text:span text:style-name="T29">E</text:span><text:span text:style-name="T31">IPPQGLRFNQW</text:span><text:span text:style-name="T26">GKK</text:span><text:span text:style-name="T29">E</text:span><text:span text:style-name="T31">IPPQGLRFNQW</text:span><text:span text:style-name="T26">GKK</text:span><text:span text:style-name="T29">E</text:span><text:span text:style-name="T30">IPPQGLRFSQW</text:span><text:span text:style-name="T26">GKR</text:span><text:span text:style-name="T29">E</text:span><text:span text:style-name="T31">IPPQGLRFNQW</text:span><text:span text:style-name="T26">GKK</text:span><text:span text:style-name="T29">E</text:span><text:span text:style-name="T31">IPPQGLRFNQW</text:span><text:span text:style-name="T26">GKK</text:span><text:span text:style-name="T29">E</text:span><text:span text:style-name="T31">IPPQGLRFNQW</text:span><text:span text:style-name="T26">GKK</text:span><text:span text:style-name="T29">E</text:span><text:span text:style-name="T31">IPPQGLRFNQW</text:span><text:span text:style-name="T26">GKK</text:span><text:span text:style-name="T29">E</text:span><text:span text:style-name="T31">IPPQGLRFNQW</text:span><text:span text:style-name="T26">GKK</text:span><text:span text:style-name="T29">E</text:span><text:span text:style-name="T31">IPPQGLRFNQW</text:span><text:span text:style-name="T26">GKK</text:span><text:span text:style-name="T29">E</text:span><text:span text:style-name="T30">IPPQGLRFSQW</text:span><text:span text:style-name="T26">GKK</text:span><text:span text:style-name="T29">E</text:span><text:span text:style-name="T31">IPPQGLRFNQW</text:span><text:span text:style-name="T26">GKK</text:span><text:span text:style-name="T29">E</text:span><text:span text:style-name="T31">IPPQGLRFNQW</text:span><text:span text:style-name="T26">GKR</text:span>KLINQVMI</text:p>
      <text:p text:style-name="P78"/>
      <text:p text:style-name="P78">&gt;NVEC200_009895_1.1 protein AED:0.20 eAED:1.00 QI:0|-1|0|1|-1|1|1|0|294</text:p>
      <text:p text:style-name="P136"><text:span text:style-name="T102">MRGVFIVFFGFLLTVVSA</text:span>KSAEERPTKDV<text:span text:style-name="T25">RR</text:span>EIPPQGFRFNQW<text:span text:style-name="T26">GKK</text:span>EIPPQGFRFNQW<text:span text:style-name="T26">GKK</text:span>E<text:span text:style-name="T31">IPPQGLRFNQW</text:span><text:span text:style-name="T26">GKK</text:span>EIPPQGFRFNQW<text:span text:style-name="T26">GKK</text:span>EIPPQGFRFNQW<text:span text:style-name="T26">GKK</text:span>EIPPQGFRFNQW<text:span text:style-name="T26">GKK</text:span>E<text:span text:style-name="T31">IPPQGLRFNQW</text:span><text:span text:style-name="T26">GKK</text:span>EIPPQGLRFSQW<text:span text:style-name="T26">GKK</text:span>EIPPQGFRFNQWE<text:span text:style-name="T25">KK</text:span>E<text:span text:style-name="T31">IPPQGLRFNQW</text:span><text:span text:style-name="T26">GKK</text:span>E<text:span text:style-name="T31">IPPQGLRFNQW</text:span><text:span text:style-name="T26">GKK</text:span>EIPPQGLRFSQW<text:span text:style-name="T26">GKR</text:span>E<text:span text:style-name="T31">IPPQGLRFNQW</text:span><text:span text:style-name="T26">GKK</text:span>E<text:span text:style-name="T31">IPPQGLRFNQW</text:span><text:span text:style-name="T26">GKK</text:span>EIPPQGLRFSQW<text:span text:style-name="T26">GKK</text:span>E<text:span text:style-name="T31">IPPQGLRFNQW</text:span><text:span text:style-name="T26">GKK</text:span>E<text:span text:style-name="T31">IPPQGLRFNQW</text:span><text:span text:style-name="T26">GKR</text:span>KLINQVMI</text:p>
      <text:p text:style-name="P136"/>
      <text:p text:style-name="P52">tested peptides <text:span text:style-name="T52">(round1)</text:span>:</text:p>
      <text:p text:style-name="P91">QWa1: IPPQGFRFSQW-amide</text:p>
      <text:p text:style-name="P91">QWa2: IPPQGLRFNQW-amide</text:p>
      <text:p text:style-name="P91"/>
      <text:p text:style-name="P57"/>
      <text:p text:style-name="P57">activates receptor:</text:p>
      <text:p text:style-name="P100">GPR69</text:p>
      <text:p text:style-name="P91"/>
      <text:p text:style-name="P91">.</text:p>
      <text:p text:style-name="P91">...</text:p>
      <text:p text:style-name="P91">..…</text:p>
      <text:p text:style-name="P69">________________________________________________________________________________________________________________________________________________________________________</text:p>
      <text:p text:style-name="P7">--------</text:p>
      <text:p text:style-name="P11">VRHamide</text:p>
      <text:p text:style-name="P7">--------</text:p>
      <text:p text:style-name="P133"><text:span text:style-name="T61">&gt;Nvec </text:span><text:span text:style-name="T91">NVE12742 </text:span><text:span text:style-name="T61">VRHamide </text:span><text:span text:style-name="T63">(</text:span><text:span text:style-name="T65">VRHa, </text:span><text:span text:style-name="T63">Hayakawa et al. 2019, </text:span><text:span text:style-name="T65">2022</text:span><text:span text:style-name="T63">)</text:span></text:p>
      <text:p text:style-name="P34">&gt;NVEC200_002800_1.1 </text:p>
      <text:p text:style-name="P133"><text:span text:style-name="T63">&gt;NVE12742 </text:span><text:span text:style-name="T64">partial C-terminus</text:span></text:p>
      <text:p text:style-name="P47"><text:span text:style-name="T27">MKITPVMSCLVLASALLVTAE</text:span><text:span text:style-name="T28">C</text:span><text:span text:style-name="T29">YRITDPGDLEKPQENDEP</text:span><text:span text:style-name="T31">GPPMIKIPVRH</text:span><text:span text:style-name="T26">GKR</text:span>EFNDDLEDTTLLHYPFRVA<text:span text:style-name="T25">RKR</text:span><text:span text:style-name="T29">ELFNAG</text:span><text:span text:style-name="T33">GPPPIYLPVRP</text:span><text:span text:style-name="T26">GKR</text:span><text:span text:style-name="T71">GYYRDNIQETR</text:span><text:span text:style-name="T33">QYLDPRP</text:span><text:span text:style-name="T26">GKR</text:span>SRNH</text:p>
      <text:p text:style-name="P80"/>
      <text:p text:style-name="P54">tested peptides <text:span text:style-name="T52">(round1)</text:span>:</text:p>
      <text:p text:style-name="P94">RHa1: GPPMIKIPVRH-amide</text:p>
      <text:p text:style-name="P127"><text:span text:style-name="T59">RHa2: GPPMIKIPVRH-amide </text:span><text:span text:style-name="T60">(</text:span><text:span text:style-name="T67">oxidation of methionine</text:span><text:span text:style-name="T60">)</text:span></text:p>
      <text:p text:style-name="P94">RHa3: GPPPIYLPVRP-amide</text:p>
      <text:p text:style-name="P94">RHa4: GYYRDNIQETRQYLDPRP-amide</text:p>
      <text:p text:style-name="P94">RHa5: <text:span text:style-name="T108">pyro-</text:span>QYLDPRP-amide</text:p>
      <text:p text:style-name="P94"/>
      <text:p text:style-name="P63">activates receptor:</text:p>
      <text:p text:style-name="P114">GPR186 (RHa1)</text:p>
      <text:p text:style-name="P94"/>
      <text:p text:style-name="P94">.</text:p>
      <text:p text:style-name="P94">...</text:p>
      <text:p text:style-name="P94"><text:soft-page-break/>.....</text:p>
      <text:p text:style-name="P69">________________________________________________________________________________________________________________________________________________________________________</text:p>
      <text:p text:style-name="P7">-------</text:p>
      <text:p text:style-name="P11"><text:span text:style-name="T109">H</text:span>RPamide</text:p>
      <text:p text:style-name="P7">-------</text:p>
      <text:p text:style-name="P37">&gt;Nvec R<text:span text:style-name="T1">P</text:span>amide_EDO37503.p1 <text:span text:style-name="T1">(PRPa, Hayakawa et al. 2019, 2022)</text:span></text:p>
      <text:p text:style-name="P37">&gt;NVEC200_002806_1.1 </text:p>
      <text:p text:style-name="P36">&gt;similar to NVE3755 (NV_RPamide III in Gilbert et al 2022)</text:p>
      <text:p text:style-name="P47"><text:span text:style-name="T27">MKVLCVTLVLMALVCSVQS</text:span>RNLRHKDYERELQDY<text:span text:style-name="T25">RR</text:span>DFARALSMVE<text:span text:style-name="T33">QDAFLPKPRP</text:span><text:span text:style-name="T26">GRR</text:span>E<text:span text:style-name="T29">QDSSNYE</text:span><text:span text:style-name="T31">FPPGFHRP</text:span><text:span text:style-name="T26">GKK</text:span>RSFKEEK</text:p>
      <text:p text:style-name="P94">&gt;NVE3755</text:p>
      <text:p text:style-name="P116"><text:span text:style-name="T102">MKVLCVTLVLMALVCSVQS</text:span>RNLRHKDYERELQDY<text:span text:style-name="T25">RR</text:span>DFARALSMVE<text:span text:style-name="T100">QDAFLPKPRP</text:span><text:span text:style-name="T26">GRR</text:span>E<text:span text:style-name="T100">FPPGFHRP</text:span><text:span text:style-name="T26">GKK</text:span>RSFKEEK</text:p>
      <text:p text:style-name="P80"/>
      <text:p text:style-name="P54">tested peptides <text:span text:style-name="T52">(round1)</text:span>:</text:p>
      <text:p text:style-name="P94">RPa1: <text:span text:style-name="T108">pyro-</text:span>QDAFLPKPRP-amide</text:p>
      <text:p text:style-name="P94">RPa2: FPPGFHRP-amide</text:p>
      <text:p text:style-name="P94"/>
      <text:p text:style-name="P63">activates receptor:</text:p>
      <text:p text:style-name="P114">GPR248</text:p>
      <text:p text:style-name="P94"/>
      <text:p text:style-name="P94">.</text:p>
      <text:p text:style-name="P94">...</text:p>
      <text:p text:style-name="P94">....</text:p>
      <text:p text:style-name="P69">________________________________________________________________________________________________________________________________________________________________________</text:p>
      <text:p text:style-name="P7">--------</text:p>
      <text:p text:style-name="P11">FRPamide</text:p>
      <text:p text:style-name="P7">--------</text:p>
      <text:p text:style-name="P37">&gt;<text:span text:style-name="T21">Nvec </text:span>XP_032233649.1 FRPamide <text:span text:style-name="T21">(</text:span>antho-R<text:span text:style-name="T21">P</text:span>amide, Koch &amp; Grimmelikhuijzen 2020)<text:span text:style-name="T107">(FRPa, Hayakawa 2022)</text:span></text:p>
      <text:p text:style-name="P37">&gt;NVE4012</text:p>
      <text:p text:style-name="P47"><text:span text:style-name="T27">MYSCMGISLLLILCFKGSYG</text:span>EESIDLEPGVDKVPEKVEHGEEGSAKYNINTVTLTGNKATGNKVTNDD<text:span text:style-name="T25">KR</text:span>PP<text:span text:style-name="T71">WPPRP</text:span><text:span text:style-name="T26">GKR</text:span>TF<text:span text:style-name="T29">RPQESADTPSIFRP</text:span><text:span text:style-name="T26">GR</text:span>SVHEDQLLFRP<text:span text:style-name="T26">GR</text:span>ANLH<text:span text:style-name="T25">KR</text:span><text:span text:style-name="T33">QGLMFRP</text:span><text:span text:style-name="T26">GRR</text:span>EDVPKPQIFRP<text:span text:style-name="T26">GRR</text:span>ED<text:span text:style-name="T29">IPSDDDQLMFRP</text:span><text:span text:style-name="T26">GR</text:span>NEE<text:span text:style-name="T71">QLFRP</text:span><text:span text:style-name="T26">GRR</text:span>SDVGDEQLLFRP<text:span text:style-name="T26">GRR</text:span>SDLEED<text:span text:style-name="T71">QLIFRP</text:span><text:span text:style-name="T26">GRR</text:span>SDVAEE<text:span text:style-name="T71">QLFRP</text:span><text:span text:style-name="T26">GRR</text:span>SD<text:span text:style-name="T29">VPEAFLDQWTSVRP</text:span><text:span text:style-name="T26">GR</text:span>GGYRMPWTYTGNSVNSHVSQKSHTFRQKAVEQE<text:span text:style-name="T25">KKKR</text:span>EV</text:p>
      <text:p text:style-name="P80"/>
      <text:p text:style-name="P54">tested peptides <text:span text:style-name="T52">(round1)</text:span>:</text:p>
      <text:p text:style-name="P127"><text:span text:style-name="T56">FRPa1: </text:span><text:span text:style-name="T67">WPPRP-</text:span><text:span text:style-name="T68">amide</text:span></text:p>
      <text:p text:style-name="P127"><text:span text:style-name="T68">FRPa2: pyro-</text:span><text:span text:style-name="T67">QGLMFRP-</text:span><text:span text:style-name="T68">amide</text:span></text:p>
      <text:p text:style-name="P127"><text:span text:style-name="T68">FRPa3: pyro-</text:span><text:span text:style-name="T67">QLIFRP-</text:span><text:span text:style-name="T68">amide</text:span></text:p>
      <text:p text:style-name="P127"><text:span text:style-name="T68">FRPa4: pyro-</text:span><text:span text:style-name="T67">QLFRP-</text:span><text:span text:style-name="T68">amide</text:span></text:p>
      <text:p text:style-name="P106"/>
      <text:p text:style-name="P94"/>
      <text:p text:style-name="P63">activates receptor:</text:p>
      <text:p text:style-name="P114">GPR248</text:p>
      <text:p text:style-name="P114"/>
      <text:p text:style-name="P94">.</text:p>
      <text:p text:style-name="P94">...</text:p>
      <text:p text:style-name="P94">.....</text:p>
      <text:p text:style-name="P66">________________________________________________________________________________________________________________________________________________________________________</text:p>
      <text:p text:style-name="P4">--------</text:p>
      <text:p text:style-name="P15">NRFamide</text:p>
      <text:p text:style-name="P4">--------</text:p>
      <text:p text:style-name="P31">&gt;Nvec EDO34390.p1</text:p>
      <text:p text:style-name="P138"><text:span text:style-name="T2">&gt;NVE9773 </text:span><text:span text:style-name="T8">is nearly identical but the short part with the peptides is missing (everything before and after is the same). </text:span><text:span text:style-name="T10">BLAST suggests this is a collagen, but doesn`t align the part with the peptides. Miss-assembly and NRFamide part is in reality on a different transcript? Not a neuropeptide?)</text:span><text:span text:style-name="T8"> </text:span></text:p>
      <text:p text:style-name="P46"><text:span text:style-name="T27">MAFRLQAARLFLLVVSFYATLLSFSFAQA</text:span>QTQNLV<text:span text:style-name="T28">C</text:span>PTVRTSALTQLN<text:span text:style-name="T28">C</text:span>KSPAHN<text:span text:style-name="T28">C</text:span>NSDKE<text:span text:style-name="T28">C</text:span>PDGEK<text:span text:style-name="T28">CC</text:span>PLGSQ<text:span text:style-name="T28">C</text:span>ELL<text:span text:style-name="T28">C</text:span><text:span text:style-name="T25">RK</text:span>AVKQER<text:span text:style-name="T28">C</text:span>AAAIDLAILLDASEAISPQEWSKLLKFTADLMDYYGISEDGTRISVATFSTDVDIVLSFNEFSGVEMNAASV<text:span text:style-name="T25">KR</text:span>GILGAKQSRGPGLRIDKALKAADKDLFN<text:span text:style-name="T25">RR</text:span>FGMREDQ<text:span text:style-name="T25">KK</text:span>V<text:span text:style-name="T28">C</text:span>LLVTSGAQTKDQGPSTQLGTVTALLSARGVDIYAVGVGDGVDSSELRNIASTEDFIYTASSFEEINKVLEPFGTVQ<text:span text:style-name="T28">C</text:span>SG<text:span text:style-name="T28">C</text:span><text:span text:style-name="T25">KK</text:span>PLDLVLGIPTSRTLGDDFKQIKLFFVNLIALFDISPSKTHVGVITFSESAQMSLHMDKMYEPRTVTRFINDITPTGDQMRIDRAIDTAGDYGFTIYGGVRQTMPKTFVLFAPTNSSSSAAANMKAAEKLKSLGVRLLIVGLTADINKVDFSSVVSQPS<text:span text:style-name="T25">RK</text:span>FLFSSAAYDGFTSVRHDMASTL<text:span text:style-name="T28">C</text:span>NA<text:span text:style-name="T28">C</text:span>FVPIDVAFIMDNSESVSSEKYDFV<text:span text:style-name="T25">KR</text:span>FVKDVIMSYADAENSANFAIGQYAKYFQTGT<text:span text:style-name="T25">KR</text:span>FRNFRSMEELDEVINSLRQMSSSAERNVGAGLRGAANEFFQVKNGMRQGLPRFLIVLASANPSASSEAIESAVVNLDKENV<text:span text:style-name="T25">RR</text:span>IAVGFTEDATPGFLRMLASDPSLMFRVDEP<text:span text:style-name="T25">KK</text:span>LDKVMMELTPML<text:span text:style-name="T28">C</text:span>QA<text:span text:style-name="T28">C</text:span><text:span text:style-name="T25">KK</text:span>SMEILFLVESTKFVGEHGFNRVKHFITRLVENFDVSGTTITLAMATYADSAQPVVQFSDSAAW<text:span text:style-name="T25">RK</text:span>AEFQKAVQGALFLGEGRVRTAEALKFAD<text:span text:style-name="T25">RR</text:span>IFTSRFGSREDI<text:span text:style-name="T25">KK</text:span>TIVLIGSGRYNEVPT<text:span text:style-name="T71">QPYFHTDNSPNRF</text:span><text:span text:style-name="T26">GR</text:span>YNETIVLIGSGRYYEVPT<text:span text:style-name="T71">QPYFHTDNSPNRF</text:span><text:span text:style-name="T26">GR</text:span>YNEVPT<text:span text:style-name="T71">QPYFHTDNSPNRF</text:span><text:span text:style-name="T26">GR</text:span>YNETIVLIGSGRYNEVPT<text:span text:style-name="T71">QPYFHTDNSPNRF</text:span><text:span text:style-name="T26">GR</text:span>YNEVPT<text:span text:style-name="T71">QPYFHTDNSPNRF</text:span><text:span text:style-name="T26">GR</text:span>YNEVPT<text:span text:style-name="T71">QPYFHTDNSPNRF</text:span><text:span text:style-name="T26">GR</text:span>YNEVPT<text:span text:style-name="T71">QPYFHTDNSPNRF</text:span><text:span text:style-name="T26">GR</text:span>YNETIVLIGSGRFEEAGLAVAIAEKLYGEGINLVAVAIGNSPDFPALGRLVVNERHEVFPIRSETALEGQ<text:span text:style-name="T25">RR</text:span>PLVTAI<text:span text:style-name="T28">C</text:span>VGGMKDYIVSRY*</text:p>
      <text:p text:style-name="P78"/>
      <text:p text:style-name="P52">tested peptides<text:span text:style-name="T66"> (round1)</text:span>:</text:p>
      <text:p text:style-name="P30">NRFa: QPYFHTDNSPNRF-amide</text:p>
      <text:p text:style-name="P30"/>
      <text:p text:style-name="P30"><text:soft-page-break/></text:p>
      <text:p text:style-name="P57">activates receptor:</text:p>
      <text:p text:style-name="P138"><text:span text:style-name="T18">GPR21 </text:span><text:span text:style-name="T19">(</text:span><text:span text:style-name="T20">only slightly, and </text:span><text:span text:style-name="T19">not as strong as HIRamides do)</text:span></text:p>
      <text:p text:style-name="P30"/>
      <text:p text:style-name="P91">.</text:p>
      <text:p text:style-name="P91">...</text:p>
      <text:p text:style-name="P91">.....</text:p>
      <text:p text:style-name="P66">________________________________________________________________________________________________________________________________________________________________________</text:p>
      <text:p text:style-name="P4">---------</text:p>
      <text:p text:style-name="P4">FYRVamide</text:p>
      <text:p text:style-name="P120">---------</text:p>
      <text:p text:style-name="P22">&gt;HADO01002733.1 antho-RIamide (Koch &amp; Grimmelikhuijzen 2020)</text:p>
      <text:p text:style-name="P22">&gt;NVE9956</text:p>
      <text:p text:style-name="P43"><text:span text:style-name="T27">MSPTMKYVLVAVLFCALVAPRFTHG</text:span><text:span text:style-name="T71">FYRV</text:span><text:span text:style-name="T26">GR</text:span>ELE<text:span text:style-name="T25">KR</text:span>REAMGGQDPLVQLAQGPDSDDLWRARMAYLRA<text:span text:style-name="T25">RR</text:span>TEA<text:span text:style-name="T25">KK</text:span>TEQR*</text:p>
      <text:p text:style-name="P78"/>
      <text:p text:style-name="P52">tested peptides <text:span text:style-name="T52">(round1.5)</text:span>:</text:p>
      <text:p text:style-name="P27">FYRVa: FYRV-amide</text:p>
      <text:p text:style-name="P30"/>
      <text:p text:style-name="P30"/>
      <text:p text:style-name="P57">activates receptor:</text:p>
      <text:p text:style-name="P102">GPR197 (but at higher concentrations than FLRNamide)</text:p>
      <text:p text:style-name="P27"/>
      <text:p text:style-name="P91">.</text:p>
      <text:p text:style-name="P91">...</text:p>
      <text:p text:style-name="P91">.....</text:p>
      <text:p text:style-name="P64">________________________________________________________________________________________________________________________________________________________________________</text:p>
      <text:p text:style-name="P2">--------</text:p>
      <text:p text:style-name="P8">GLWamide</text:p>
      <text:p text:style-name="P2">--------</text:p>
      <text:p text:style-name="P139"><text:span text:style-name="T2">&gt;Nvec GLWamide (MH939200.1 Nematostella vectensis GLWamide precursor) </text:span><text:span text:style-name="T5">(Koch &amp; Grimmelikhuijzen 2020) </text:span><text:span text:style-name="T4">(</text:span><text:span text:style-name="T92">NVEC200_000296_1.1</text:span><text:span text:style-name="T4">)</text:span><text:span text:style-name="T9">(GLWa, Hayakawa et al 2022)</text:span></text:p>
      <text:p text:style-name="P33">&gt;NVE9858</text:p>
      <text:p text:style-name="P33">&gt;NVEC200_000296_1.1</text:p>
      <text:p text:style-name="P41"><text:span text:style-name="T27">MALFGHTLVAVLFCLALCHA</text:span>ET<text:span text:style-name="T25">KR</text:span>KAADTTDTENELDASPNVNNDDDNDI<text:span text:style-name="T25">KR</text:span>MPTDT<text:span text:style-name="T25">KR</text:span><text:span text:style-name="T33">QAGAPGLW</text:span><text:span text:style-name="T26">GKR</text:span>DA<text:span text:style-name="T71">GPPGLW</text:span><text:span text:style-name="T26">GKR</text:span>DA<text:span text:style-name="T71">GPPGLW</text:span><text:span text:style-name="T26">GKR</text:span><text:span text:style-name="T71">SPKPPGLW</text:span><text:span text:style-name="T26">GKR</text:span><text:span text:style-name="T33">QAGAPGLW</text:span><text:span text:style-name="T26">GKR</text:span>SA<text:span text:style-name="T71">GPPGLW</text:span><text:span text:style-name="T26">GKR</text:span>DA<text:span text:style-name="T71">GPPGLW</text:span><text:span text:style-name="T26">GKR</text:span>VA<text:span text:style-name="T71">GPPGLW</text:span><text:span text:style-name="T26">GKR</text:span><text:span text:style-name="T33">QAGAPGLW</text:span><text:span text:style-name="T26">GR</text:span>EAG<text:span text:style-name="T71">APGLW</text:span><text:span text:style-name="T26">GKR</text:span><text:span text:style-name="T33">QAGAPGLW</text:span><text:span text:style-name="T26">GKR</text:span>EAG<text:span text:style-name="T71">APGLW</text:span>GREAN<text:span text:style-name="T71">APGLW</text:span><text:span text:style-name="T26">GKR</text:span>RAG<text:span text:style-name="T71">APGLW</text:span><text:span text:style-name="T26">GKR</text:span>EAN<text:span text:style-name="T71">APGLW</text:span><text:span text:style-name="T26">GKR</text:span><text:span text:style-name="T33">QAGPPGLW</text:span><text:span text:style-name="T26">GKR</text:span>EAN<text:span text:style-name="T71">APGLW</text:span><text:span text:style-name="T26">GKR</text:span><text:span text:style-name="T33">QAGPPGLW</text:span><text:span text:style-name="T26">GKR</text:span>EAN<text:span text:style-name="T71">APGLW</text:span><text:span text:style-name="T26">GKR</text:span><text:span text:style-name="T33">QAGPPGLW</text:span><text:span text:style-name="T26">GKR</text:span>DEDEDEDMDETNGDPLWGRSADA<text:span text:style-name="T71">GPPGLW</text:span><text:span text:style-name="T26">GRK</text:span><text:span text:style-name="T25">KR</text:span>AASP<text:span text:style-name="T29">QRDLYGIGLW</text:span><text:span text:style-name="T26">GR</text:span>NAALMTAEELDLSFKNEEQS</text:p>
      <text:p text:style-name="P76"/>
      <text:p text:style-name="P50">tested peptides<text:span text:style-name="T66"> (round1)</text:span>:</text:p>
      <text:p text:style-name="P89">GLWa1: QAGAPGLW-amide</text:p>
      <text:p text:style-name="P89">GLWa2: QAGPPGLW-amide</text:p>
      <text:p text:style-name="P89">GLWa3: GPPGLW-amide</text:p>
      <text:p text:style-name="P89">GLWa4: APGLW-amide</text:p>
      <text:p text:style-name="P89">GLWa5: SPKPPGLW-amide</text:p>
      <text:p text:style-name="P89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-</text:p>
      <text:p text:style-name="P13">FFKAamide</text:p>
      <text:p text:style-name="P2">---------</text:p>
      <text:p text:style-name="P130"><text:span text:style-name="T62">&gt;HADO01001257.1 </text:span><text:span text:style-name="T91">NVE12918</text:span><text:span text:style-name="T62"> antho-KAamide (Koch &amp; Grimmelikhuijzen 2020)</text:span></text:p>
      <text:p text:style-name="P23">&gt;NVE12918</text:p>
      <text:p text:style-name="P42"><text:span text:style-name="T27">MNRLALVLLCMFLTAVLMPNRVQG</text:span><text:span text:style-name="T71">FFKA</text:span><text:span text:style-name="T26">GR</text:span>ELKEKSADSNE<text:span text:style-name="T25">RR</text:span><text:span text:style-name="T29">QFNEGSVAEEEA</text:span><text:span text:style-name="T25">RK</text:span>EFLRALLRSAE<text:span text:style-name="T25">RR</text:span>SKTDDYQ*</text:p>
      <text:p text:style-name="P76"/>
      <text:p text:style-name="P50">tested peptides <text:span text:style-name="T52">(round1.5)</text:span>:</text:p>
      <text:p text:style-name="P26">FFKAa: FFKA-amide</text:p>
      <text:p text:style-name="P26"/>
      <text:p text:style-name="P89">.</text:p>
      <text:p text:style-name="P89">...</text:p>
      <text:p text:style-name="P107">.....</text:p>
      <text:p text:style-name="P64">________________________________________________________________________________________________________________________________________________________________________</text:p>
      <text:p text:style-name="P2">--------</text:p>
      <text:p text:style-name="P9"><text:soft-page-break/>LRPamide</text:p>
      <text:p text:style-name="P2">--------</text:p>
      <text:p text:style-name="P25">&gt;N<text:span text:style-name="T1">vec </text:span>EDO48928.p1 LRPamide</text:p>
      <text:p text:style-name="P41"><text:span text:style-name="T27">PWSCSLLPGLVAFSLVVWP</text:span>SPWS<text:span text:style-name="T28">CC</text:span>LRP<text:span text:style-name="T26">GR</text:span>VASPWS<text:span text:style-name="T28">CC</text:span>LRP<text:span text:style-name="T26">GR</text:span>VAS<text:span text:style-name="T28">C</text:span>LVLKF<text:span text:style-name="T71">SPWS</text:span><text:span text:style-name="T28">C</text:span><text:span text:style-name="T71">SLRP</text:span><text:span text:style-name="T26">GRK</text:span>VFALVP<text:span text:style-name="T71">SPWS</text:span><text:span text:style-name="T28">C</text:span><text:span text:style-name="T71">SLRP</text:span><text:span text:style-name="T26">GR</text:span>VA<text:span text:style-name="T71">SPWSYSLRP</text:span><text:span text:style-name="T26">GR</text:span>VA<text:span text:style-name="T71">SPWS</text:span><text:span text:style-name="T28">C</text:span><text:span text:style-name="T71">SLRP</text:span><text:span text:style-name="T26">GR</text:span>VAF<text:span text:style-name="T28">C</text:span>PGLIPSPWS<text:span text:style-name="T28">C</text:span>SARP<text:span text:style-name="T26">GR</text:span>IAFVLVVLPSPWS</text:p>
      <text:p text:style-name="P76"/>
      <text:p text:style-name="P50">tested peptides <text:span text:style-name="T52">(round1)</text:span>:</text:p>
      <text:p text:style-name="P125"><text:span text:style-name="T56">LRPa1: </text:span><text:span text:style-name="T67">SPWSCSLRP-</text:span><text:span text:style-name="T68">amide</text:span></text:p>
      <text:p text:style-name="P125"><text:span text:style-name="T56">LRPa2: </text:span><text:span text:style-name="T67">SPWSYSLRP-</text:span><text:span text:style-name="T68">amide</text:span></text:p>
      <text:p text:style-name="P59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119">-------</text:p>
      <text:p text:style-name="P124">CCamide</text:p>
      <text:p text:style-name="P2">-------</text:p>
      <text:p text:style-name="P81">&gt;NVE15666 <text:span text:style-name="T50">(ordered for Acropora millepora: Am_CCamide)</text:span></text:p>
      <text:p text:style-name="P129"><text:span text:style-name="T27">MTAKLCLPLCIYVFCILHCVST</text:span>SS<text:span text:style-name="T29">LRVKADNNPS</text:span><text:span text:style-name="T35">DD</text:span><text:span text:style-name="T29">DALSRFF</text:span><text:span text:style-name="T43">RR</text:span>D<text:span text:style-name="T28">C</text:span>HVGLW<text:span text:style-name="T28">C</text:span><text:span text:style-name="T26">GKK</text:span>REPAIEQSSRFKSA<text:span text:style-name="T46">DD</text:span><text:span text:style-name="T28">C</text:span>PVGLW<text:span text:style-name="T28">C</text:span><text:span text:style-name="T26">GKK</text:span>RSASKGESIEISHSNKQREQG<text:span text:style-name="T46">EE</text:span>ESTVLQKLTDGNTGPP<text:span text:style-name="T46">DE</text:span>VA<text:span text:style-name="T43">RR</text:span>MF<text:span text:style-name="T43">RR</text:span>ASTS<text:span text:style-name="T79">C</text:span><text:span text:style-name="T80">PPGLW</text:span><text:span text:style-name="T79">C</text:span><text:span text:style-name="T81">G</text:span><text:span text:style-name="T26">KK</text:span>RSIPEQNPSGLELQLPYLAGTLPSYEVN<text:span text:style-name="T46">DE</text:span><text:span text:style-name="T36">DAPQSDLKKMF</text:span><text:span text:style-name="T43">RR</text:span>AST<text:span text:style-name="T78">S</text:span><text:span text:style-name="T79">C</text:span><text:span text:style-name="T80">PPGLW</text:span><text:span text:style-name="T79">C</text:span><text:span text:style-name="T81">GR</text:span><text:span text:style-name="T82">K</text:span><text:span text:style-name="T78">RTVYSNIGIPPRQSSLKSKFERS</text:span><text:span text:style-name="T79">C</text:span><text:span text:style-name="T80">PPGLW</text:span><text:span text:style-name="T79">C</text:span><text:span text:style-name="T81">G</text:span><text:span text:style-name="T26">K</text:span></text:p>
      <text:p text:style-name="P48"/>
      <text:p text:style-name="P60">tested peptides <text:span text:style-name="T52">(round2)</text:span>:</text:p>
      <text:p text:style-name="P110">Am_CCa: CPPGLWC-<text:span text:style-name="T52">amide</text:span></text:p>
      <text:p text:style-name="P110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</text:p>
      <text:p text:style-name="P16">WFSamide</text:p>
      <text:p text:style-name="P2">--------</text:p>
      <text:p text:style-name="P87">&gt;NVEC200_005035_1.1 <text:span text:style-name="T107">(WFSa, Hayakawa et al 2022)</text:span></text:p>
      <text:p text:style-name="P88">&gt;NVE2973</text:p>
      <text:p text:style-name="P88">&gt;NVE2974</text:p>
      <text:p text:style-name="P131"><text:span text:style-name="T27">MSNYFLHWVTALAFILCSGLANG</text:span><text:span text:style-name="T42">KIPKVPIKEVEN</text:span><text:span text:style-name="T37">APPSTGEGEAGFIPWFS</text:span><text:span text:style-name="T26">GK</text:span><text:span text:style-name="T43">R</text:span><text:span text:style-name="T42">EFEPKNALKNDN</text:span><text:span text:style-name="T33">APPGNGEGEAGFIPWFS</text:span><text:span text:style-name="T26">GK</text:span><text:span text:style-name="T43">R</text:span><text:span text:style-name="T42">EFEP</text:span><text:span text:style-name="T43">KK</text:span><text:span text:style-name="T42">ALKNDN</text:span><text:span text:style-name="T37">APPGNEEGEARFIPWFS</text:span><text:span text:style-name="T26">GK</text:span><text:span text:style-name="T43">R</text:span><text:span text:style-name="T42">ELIPKIVLQNDN</text:span><text:span text:style-name="T33">APPGNGEGEAGFIPWFS</text:span><text:span text:style-name="T26">GK</text:span><text:span text:style-name="T43">R</text:span><text:span text:style-name="T42">EFEQKNALQNDN</text:span><text:span text:style-name="T33">APPGNGEGEAGFIPWFS</text:span><text:span text:style-name="T26">GK</text:span><text:span text:style-name="T43">R</text:span><text:span text:style-name="T37">EFEPKNALQNDN</text:span><text:span text:style-name="T33">APPGNGEGEAGFIPWFS</text:span><text:span text:style-name="T26">GK</text:span><text:span text:style-name="T43">R</text:span><text:span text:style-name="T37">DTTKAAVQNDLVPPSKGAGEQGFIPWFS</text:span><text:span text:style-name="T26">GK</text:span><text:span text:style-name="T43">R</text:span><text:span text:style-name="T42">TVNRLKEINTENDADANK</text:span><text:span text:style-name="T37">APPSGHNEAGFIPWFA</text:span><text:span text:style-name="T26">GK</text:span><text:span text:style-name="T43">R</text:span><text:span text:style-name="T42">KV</text:span></text:p>
      <text:p text:style-name="P76"/>
      <text:p text:style-name="P72">tested peptides<text:span text:style-name="T55"> </text:span><text:span text:style-name="T54">(round2)</text:span>:</text:p>
      <text:p text:style-name="P126"><text:span text:style-name="T44">WFSa: </text:span>APPGNGEGEAGFIPWFS-<text:span text:style-name="T45">amide</text:span></text:p>
      <text:p text:style-name="P82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</text:p>
      <text:p text:style-name="P14">HLSamide</text:p>
      <text:p text:style-name="P14">SNIamide</text:p>
      <text:p text:style-name="P14">NTVamide</text:p>
      <text:p text:style-name="P2">--------</text:p>
      <text:p text:style-name="P81">&gt;NVE1038</text:p>
      <text:p text:style-name="P129"><text:span text:style-name="T27">MKRRIHAILPVVALCVALSLA</text:span>NIDNGEMVERSGPA<text:span text:style-name="T33">QPPLSHLS</text:span><text:span text:style-name="T26">GK</text:span><text:span text:style-name="T43">R</text:span>ASTWLRADPEQSIEMSRPLQPVDALEKGNS<text:span text:style-name="T26">GK</text:span>ILQLDKVPMKMMIRQFGA<text:span text:style-name="T71">TPPSNI</text:span><text:span text:style-name="T26">GR</text:span><text:span text:style-name="T43">K</text:span>RTNF<text:span text:style-name="T43">RR</text:span><text:span text:style-name="T71">YPPLNTV</text:span><text:span text:style-name="T26">GKK</text:span>REF<text:span text:style-name="T28">C</text:span>ETR<text:span text:style-name="T46">ED</text:span>IRNNAILD</text:p>
      <text:p text:style-name="P129"/>
      <text:p text:style-name="P72">tested peptides<text:span text:style-name="T55"> </text:span><text:span text:style-name="T54">(round2)</text:span>:</text:p>
      <text:p text:style-name="P81"><text:span text:style-name="T44">HLSa: pyr</text:span><text:span text:style-name="T73">o-</text:span><text:span text:style-name="T72">QPPLSHLS-</text:span><text:span text:style-name="T45">amide</text:span></text:p>
      <text:p text:style-name="P76"><text:span text:style-name="T44">SNIa: </text:span>TPPSNI-amide</text:p>
      <text:p text:style-name="P81"><text:span text:style-name="T44">NTVa: </text:span>YPPLNTV-<text:span text:style-name="T45">amide</text:span></text:p>
      <text:p text:style-name="P81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</text:p>
      <text:p text:style-name="P14">IPIamide</text:p>
      <text:p text:style-name="P14"><text:soft-page-break/>IPFamide</text:p>
      <text:p text:style-name="P2">--------</text:p>
      <text:p text:style-name="P81">&gt;NVE1473</text:p>
      <text:p text:style-name="P129"><text:span text:style-name="T27">MESFVLLAVLTYSLVS</text:span><text:span text:style-name="T28">C</text:span>TLVTPQSSK<text:span text:style-name="T46">EE</text:span>VATRWSKDKYDYLPLIPHGESS<text:span text:style-name="T46">DE</text:span>SDAFLENILRNDKTTYRE<text:span text:style-name="T43">KK</text:span><text:span text:style-name="T38">GR</text:span><text:span text:style-name="T29">VVHK</text:span><text:span text:style-name="T38">GK</text:span><text:span text:style-name="T33">NPPQPPFRIPI</text:span><text:span text:style-name="T26">GR</text:span><text:span text:style-name="T43">K</text:span>RSNRVVIHTGANPTMAPFRIPG<text:span text:style-name="T26">GR</text:span><text:span text:style-name="T43">K</text:span>RSNRVVIHTGANPTMAPFRIPI<text:span text:style-name="T26">GR</text:span><text:span text:style-name="T43">K</text:span><text:span text:style-name="T71">RSNRVVIHTGANPTMAPLRIPF</text:span><text:span text:style-name="T26">GR</text:span><text:span text:style-name="T43">K</text:span>RSNGVVVHTNPDLSDLDGDTPNVNIERAQK<text:span text:style-name="T46">EE</text:span><text:span text:style-name="T28">C</text:span></text:p>
      <text:p text:style-name="P129"/>
      <text:p text:style-name="P72">tested peptides<text:span text:style-name="T55"> </text:span><text:span text:style-name="T54">(round2)</text:span>:</text:p>
      <text:p text:style-name="P76"><text:span text:style-name="T44">pIPIa: </text:span>pyro-QPPFRIPI-<text:span text:style-name="T47">amide</text:span></text:p>
      <text:p text:style-name="P76"><text:span text:style-name="T44">IPIa</text:span><text:span text:style-name="T74">: </text:span><text:span text:style-name="T72">NPPQPPFRIPI-</text:span><text:span text:style-name="T75">a</text:span><text:span text:style-name="T47">mide</text:span></text:p>
      <text:p text:style-name="P76"><text:span text:style-name="T44">IPFa: </text:span>RSNRVVIHTGANPTMAPLRIPF-<text:span text:style-name="T47">amide</text:span></text:p>
      <text:p text:style-name="P76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--</text:p>
      <text:p text:style-name="P14">QW peptide</text:p>
      <text:p text:style-name="P2">----------</text:p>
      <text:p text:style-name="P81">&gt;NVE16920</text:p>
      <text:p text:style-name="P129"><text:span text:style-name="T27">MVKFEIFMGLALLLFVSA</text:span>D<text:span text:style-name="T28">C</text:span>LENLLQI<text:span text:style-name="T43">KR</text:span><text:span text:style-name="T71">DSSPPQW</text:span><text:span text:style-name="T43">KR</text:span>ES<text:span text:style-name="T71">TPPQW</text:span><text:span text:style-name="T43">KR</text:span><text:span text:style-name="T71">DSSPPQW</text:span><text:span text:style-name="T43">KR</text:span><text:span text:style-name="T71">DSSPPQW</text:span><text:span text:style-name="T43">KR</text:span><text:span text:style-name="T71">DS</text:span><text:span text:style-name="T33">SPPQWKLDSSPPQW</text:span><text:span text:style-name="T43">KR</text:span><text:span text:style-name="T71">DSSPPQW</text:span><text:span text:style-name="T43">KR</text:span><text:span text:style-name="T71">DSSPPQW</text:span><text:span text:style-name="T43">KR</text:span><text:span text:style-name="T71">DSSPPQW</text:span><text:span text:style-name="T43">KR</text:span><text:span text:style-name="T71">DSSPPQW</text:span><text:span text:style-name="T83">KQDLSPPQW</text:span><text:span text:style-name="T43">KR</text:span>ES<text:span text:style-name="T33">TPPQW</text:span><text:span text:style-name="T36">KLES</text:span><text:span text:style-name="T33">TPPQW</text:span><text:span text:style-name="T43">KR</text:span><text:span text:style-name="T71">DSSPPQW</text:span><text:span text:style-name="T43">KR</text:span>GIFH</text:p>
      <text:p text:style-name="P81"/>
      <text:p text:style-name="P73">tested peptides<text:span text:style-name="T55"> </text:span><text:span text:style-name="T54">(round2)</text:span>:</text:p>
      <text:p text:style-name="P125"><text:span text:style-name="T44">QW1: </text:span>TPPQW</text:p>
      <text:p text:style-name="P125"><text:span text:style-name="T44">QW2: </text:span>DSSPPQW</text:p>
      <text:p text:style-name="P125"><text:span text:style-name="T44">QW3: </text:span>SPPQWKLDSSPPQW</text:p>
      <text:p text:style-name="P81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</text:p>
      <text:p text:style-name="P14"><text:span text:style-name="T107">Q</text:span>Iamide</text:p>
      <text:p text:style-name="P2">-------</text:p>
      <text:p text:style-name="P81">&gt;NVE3868 <text:span text:style-name="T107">(GQIa, Hayakawa 2022)</text:span></text:p>
      <text:p text:style-name="P129"><text:span text:style-name="T27">MQPLSVVIGVFVVLTITVLYTEG</text:span>SPTGL<text:span text:style-name="T46">DE</text:span>R<text:span text:style-name="T46">EE</text:span>LYEAFMNA<text:span text:style-name="T43">RK</text:span>APLDI<text:span text:style-name="T36">QSLFKLED</text:span><text:span text:style-name="T43">KR</text:span>SAA<text:span text:style-name="T71">LPPRFGGQI</text:span><text:span text:style-name="T26">GR</text:span><text:span text:style-name="T43">R</text:span>R</text:p>
      <text:p text:style-name="P129"/>
      <text:p text:style-name="P74">tested peptides<text:span text:style-name="T55"> </text:span><text:span text:style-name="T54">(round2)</text:span>:</text:p>
      <text:p text:style-name="P84"><text:span text:style-name="T44">QIa: </text:span>LPPRFGGQI-amide</text:p>
      <text:p text:style-name="P84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---</text:p>
      <text:p text:style-name="P14">GW<text:span text:style-name="T87">A</text:span> peptide</text:p>
      <text:p text:style-name="P2">-----------</text:p>
      <text:p text:style-name="P132"><text:span text:style-name="T98">&gt;NVEC200_010517_1.1 </text:span><text:span text:style-name="T99">(</text:span><text:span text:style-name="T91">NVE6636</text:span><text:span text:style-name="T99">)</text:span></text:p>
      <text:p text:style-name="P129"><text:span text:style-name="T27">MSRLVILLVFCLVLVSLALG</text:span>QLITEGGEGINAGGA<text:span text:style-name="T28">C</text:span><text:span text:style-name="T43">KR</text:span>ANGMA<text:span text:style-name="T28">C</text:span>SDTT<text:span text:style-name="T29">QGWEKVDM</text:span><text:span text:style-name="T43">KR</text:span><text:span text:style-name="T29">QVRISETTDPWVWEP</text:span><text:span text:style-name="T43">KR</text:span>QRLAKV<text:span text:style-name="T26">GR</text:span>EQK<text:span text:style-name="T46">EDED</text:span>NNLGGGGWF<text:span text:style-name="T43">RR</text:span><text:span text:style-name="T33">QAMQWGHKGWA</text:span><text:span text:style-name="T43">KR</text:span>QAQLNEGWKSVN<text:span text:style-name="T46">DD</text:span>KGWA<text:span text:style-name="T43">KR</text:span>QAQLNEGWKSVN<text:span text:style-name="T46">DD</text:span>KGWAKPQAQMNEGWKSVN<text:span text:style-name="T46">DD</text:span>KGWAKPHAQLNEGWKSVN<text:span text:style-name="T46">DD</text:span>KGWAKPQAQLNEGWKSANYDKGWA<text:span text:style-name="T43">KR</text:span><text:span text:style-name="T33">QAKLNKGWESANYDKGWA</text:span><text:span text:style-name="T43">KR</text:span>QAQLNDGWMHRQAAWR<text:span text:style-name="T46">DE</text:span><text:span text:style-name="T26">GK</text:span>DKSGDKDLRFWGVA<text:span text:style-name="T26">GR</text:span>H</text:p>
      <text:p text:style-name="P81"/>
      <text:p text:style-name="P71">tested peptides<text:span text:style-name="T55"> </text:span><text:span text:style-name="T54">(round2)</text:span>:</text:p>
      <text:p text:style-name="P81"><text:span text:style-name="T44">GWA1: py</text:span><text:span text:style-name="T76">ro-</text:span><text:span text:style-name="T72">QAMQWGHKGWA</text:span></text:p>
      <text:p text:style-name="P125"><text:span text:style-name="T44">GWA2: pyro-</text:span>QAKLNKGWESANYDKGWA</text:p>
      <text:p text:style-name="P81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---</text:p>
      <text:p text:style-name="P17">LRE peptide</text:p>
      <text:p text:style-name="P2">-----------</text:p>
      <text:p text:style-name="P81">&gt;NVE4782</text:p>
      <text:p text:style-name="P129"><text:soft-page-break/><text:span text:style-name="T27">MKSLIQVLLLALVVIELAQ</text:span><text:span text:style-name="T28">C</text:span><text:span text:style-name="T33">QLPSVSEVSENDVASLLRE</text:span><text:span text:style-name="T43">RR</text:span>SLGYYIVSDW<text:span text:style-name="T46">DE</text:span><text:span text:style-name="T28">C</text:span>D<text:span text:style-name="T28">C</text:span>STGWQSRQVS<text:span text:style-name="T28">C</text:span>AQPP<text:span text:style-name="T28">C</text:span>HFSRAPRP<text:span text:style-name="T43">RR</text:span>P<text:span text:style-name="T28">C</text:span>V<text:span text:style-name="T28">C</text:span></text:p>
      <text:p text:style-name="P129"/>
      <text:p text:style-name="P75">tested peptides<text:span text:style-name="T53"> </text:span><text:span text:style-name="T54">(round2)</text:span>:</text:p>
      <text:p text:style-name="P85"><text:span text:style-name="T44">LRE: pyro-</text:span>QLPSVSEVSENDVASLLRE</text:p>
      <text:p text:style-name="P85"/>
      <text:p text:style-name="P89">.</text:p>
      <text:p text:style-name="P89">...</text:p>
      <text:p text:style-name="P89">.....</text:p>
      <text:p text:style-name="P64">________________________________________________________________________________________________________________________________________________________________________</text:p>
      <text:p text:style-name="P2">-----------</text:p>
      <text:p text:style-name="P17">EFV peptide</text:p>
      <text:p text:style-name="P2">-----------</text:p>
      <text:p text:style-name="P81">&gt;NVE8232</text:p>
      <text:p text:style-name="P129"><text:span text:style-name="T27">MKPYQKVLAGLLVVALAVQVVLS</text:span><text:span text:style-name="T33">QETDGESLKKAEEEFV</text:span><text:span text:style-name="T43">RR</text:span><text:span text:style-name="T28">C</text:span>AVYG<text:span text:style-name="T28">C</text:span>GLF<text:span text:style-name="T46">DD</text:span>F<text:span text:style-name="T46">ED</text:span><text:span text:style-name="T43">KR</text:span>GLFTKLRLGGSKGGNRHYFKN<text:span text:style-name="T43">RK</text:span>YFRNNVV<text:span text:style-name="T43">KR</text:span>DANLNKLSVKDLDNE</text:p>
      <text:p text:style-name="P129"/>
      <text:p text:style-name="P75">tested peptides<text:span text:style-name="T53"> </text:span><text:span text:style-name="T54">(round2)</text:span>:</text:p>
      <text:p text:style-name="P85"><text:span text:style-name="T44">EFV: p</text:span><text:span text:style-name="T77">yro-</text:span><text:span text:style-name="T72">QETDGESLKKAEEEFV</text:span></text:p>
      <text:p text:style-name="P85"/>
      <text:p text:style-name="P89">.</text:p>
      <text:p text:style-name="P89">...</text:p>
      <text:p text:style-name="P89">.....</text:p>
      <text:p text:style-name="P67">________________________________________________________________________________________________________________________________________________________________________</text:p>
      <text:p text:style-name="P5">-----------</text:p>
      <text:p text:style-name="P19">GLW<text:span text:style-name="T104">G</text:span> peptide</text:p>
      <text:p text:style-name="P121">-----------</text:p>
      <text:p text:style-name="P111">&gt;NVE21167</text:p>
      <text:p text:style-name="P117"><text:span text:style-name="T27">MLSLVALVTLALISPELASG</text:span>SPFSQM<text:span text:style-name="T25">RR</text:span>SLLEEQCLPGVWGC<text:span text:style-name="T25">KR</text:span>GAPAALNEQ<text:span text:style-name="T25">RR</text:span>TASEESDEQCLPGVWGC<text:span text:style-name="T25">KKR</text:span>TVIQERQCLPGVWGC<text:span text:style-name="T25">KR</text:span>GFDIPIQA<text:span text:style-name="T25">KKK</text:span><text:span text:style-name="T29">QKTPEECPPGLWGC</text:span><text:span text:style-name="T25">KR</text:span>GFLGGYYPETSPDYYQQGMPSEYSEYQQGYPSDYQNLASYY<text:span text:style-name="T25">KRR</text:span>LAIRM<text:span text:style-name="T25">RR</text:span>SVEKEDEQCLPGVWGCKKDKIEA<text:span text:style-name="T25">KK</text:span>SEDQCLPGVWGCKRDKIA<text:span text:style-name="T25">KK</text:span>QAEE<text:span text:style-name="T100">QCPPGLWGC</text:span><text:span text:style-name="T25">KK</text:span>DNIEIEKTEET<text:span text:style-name="T25">KK</text:span>SEDQCLPGVWGC<text:span text:style-name="T25">KKR</text:span>SVTSN</text:p>
      <text:p text:style-name="P61"/>
      <text:p text:style-name="P61">tested peptide:</text:p>
      <text:p text:style-name="P96">GLWG: QCPPGLWGC</text:p>
      <text:p text:style-name="P96">GLWGcc: QCPPGLWGC (2-9 cysteine bridge)</text:p>
      <text:p text:style-name="P86"/>
      <text:p text:style-name="P92">.</text:p>
      <text:p text:style-name="P92">...</text:p>
      <text:p text:style-name="P92">.....</text:p>
      <text:p text:style-name="P67">________________________________________________________________________________________________________________________________________________________________________</text:p>
      <text:p text:style-name="P2">-----------</text:p>
      <text:p text:style-name="P18">Phoenixin</text:p>
      <text:p text:style-name="P119">-----------</text:p>
      <text:p text:style-name="P81">&gt;<text:span text:style-name="T89">Nvec</text:span>_comp12848_c0_seq2</text:p>
      <text:p text:style-name="P81">&gt;NVE21970 <text:span text:style-name="T103">is missing N-terminus with signal peptide</text:span></text:p>
      <text:p text:style-name="P115"><text:span text:style-name="T88">MSSQVRSGIVIGGFVALTVA</text:span>MMFPIAIYPKLF<text:span text:style-name="T29">PEVYQDIQRD</text:span><text:span text:style-name="T40">RR</text:span><text:span text:style-name="T41">KGIKQEEIQPGNMKVWSDPF</text:span><text:span text:style-name="T40">KK</text:span><text:span text:style-name="T29">D</text:span>*</text:p>
      <text:p text:style-name="P115"/>
      <text:p text:style-name="P62">tested peptide:</text:p>
      <text:p text:style-name="P89"><text:span text:style-name="T89">Pnx12: pyro-</text:span>QPGNMKVWSDPF</text:p>
      <text:p text:style-name="P112">Pxn14: <text:span text:style-name="T45">EIQPGNMKVWSDPF</text:span></text:p>
      <text:p text:style-name="P112">Pxn20: <text:span text:style-name="T45">KGIKQEEIQPGNMKVWSDPF</text:span></text:p>
      <text:p text:style-name="P115"/>
      <text:p text:style-name="P95">.</text:p>
      <text:p text:style-name="P95">...</text:p>
      <text:p text:style-name="P95">.....</text:p>
      <text:p text:style-name="P70">________________________________________________________________________________________________________________________________________________________________________</text:p>
      <text:p text:style-name="P1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64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17:45:00.290602230</meta:creation-date>
    <dc:date>2023-05-25T17:52:36.816319763</dc:date>
    <meta:editing-duration>PT6H57M30S</meta:editing-duration>
    <meta:editing-cycles>89</meta:editing-cycles>
    <meta:generator>LibreOffice/7.5.2.2$MacOSX_AARCH64 LibreOffice_project/53bb9681a964705cf672590721dbc85eb4d0c3a2</meta:generator>
    <meta:document-statistic meta:table-count="0" meta:image-count="0" meta:object-count="0" meta:page-count="10" meta:paragraph-count="477" meta:word-count="949" meta:character-count="20804" meta:non-whitespace-character-count="20316"/>
  </office:meta>
</office:document-meta>
</file>